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4256in"/>
    </style:style>
    <style:style style:name="co48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24" style:family="table-cell" style:parent-style-name="Default" style:data-style-name="N10037">
      <style:table-cell-properties fo:background-color="transparent"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2" style:family="table-cell" style:parent-style-name="Default" style:data-style-name="N10037"/>
    <style:style style:name="ce2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transparen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fo:font-size="10pt" fo:font-style="italic" style:font-size-asian="10pt" style:font-size-complex="10pt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8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2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etting for Gloria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8"/>
        </table:table-row>
        <table:table-row table:style-name="ro3">
          <table:table-cell table:style-name="ce24" table:formula="of:=ORG.OPENOFFICE.EASTERSUNDAY([.A$1])-1" office:value-type="date" office:date-value="2022-04-16" calcext:value-type="date">
            <text:p>04/16/22</text:p>
          </table:table-cell>
          <table:table-cell table:style-name="ce25" table:number-columns-repeated="2"/>
          <table:table-cell table:style-name="ce25" office:value-type="float" office:value="101" calcext:value-type="float">
            <text:p>101</text:p>
          </table:table-cell>
          <table:table-cell table:style-name="ce26" office:value-type="string" calcext:value-type="string">
            <text:p>easter-day-the-great-vigil</text:p>
          </table:table-cell>
          <table:table-cell table:style-name="ce26" office:value-type="string" calcext:value-type="string">
            <text:p>Holy Eucharist</text:p>
          </table:table-cell>
          <table:table-cell table:style-name="ce26" office:value-type="string" calcext:value-type="string">
            <text:p>285ff.</text:p>
          </table:table-cell>
          <table:table-cell table:style-name="ce26"/>
          <table:table-cell table:style-name="ce26" office:value-type="string" calcext:value-type="string">
            <text:p>## We Gather in God’s Name</text:p>
          </table:table-cell>
          <table:table-cell table:style-name="ce25" office:value-type="string" calcext:value-type="string">
            <text:p>he/eastervigil/lightingcandle</text:p>
          </table:table-cell>
          <table:table-cell table:style-name="ce26" office:value-type="string" calcext:value-type="string">
            <text:p>he/eastervigil/peoples-exsultet</text:p>
          </table:table-cell>
          <table:table-cell table:style-name="ce25" office:value-type="string" calcext:value-type="string">
            <text:p>he/eastervigil/liturgyword</text:p>
          </table:table-cell>
          <table:table-cell table:style-name="ce25" office:value-type="string" calcext:value-type="string">
            <text:p>he/eastervigil/transition</text:p>
          </table:table-cell>
          <table:table-cell table:style-name="ce25"/>
          <table:table-cell table:style-name="ce26" office:value-type="string" calcext:value-type="string">
            <text:p>he/songofpraise/gloriaexcelsis</text:p>
          </table:table-cell>
          <table:table-cell table:style-name="ce26" office:value-type="string" calcext:value-type="string">
            <text:p>he/propercollect</text:p>
          </table:table-cell>
          <table:table-cell table:style-name="ce26" office:value-type="string" calcext:value-type="string">
            <text:p>rubric-sit</text:p>
          </table:table-cell>
          <table:table-cell table:style-name="ce26" office:value-type="string" calcext:value-type="string">
            <text:p>## We Hear God’s Word</text:p>
          </table:table-cell>
          <table:table-cell table:style-name="ce26" table:number-columns-repeated="2"/>
          <table:table-cell table:style-name="ce26" office:value-type="string" calcext:value-type="string">
            <text:p>lesson “second” </text:p>
          </table:table-cell>
          <table:table-cell table:style-name="ce26"/>
          <table:table-cell table:style-name="ce25" office:value-type="string" calcext:value-type="string">
            <text:p>he/eastervigil/greatalleluia</text:p>
          </table:table-cell>
          <table:table-cell table:style-name="ce26" office:value-type="string" calcext:value-type="string">
            <text:p>lesson “gospel” </text:p>
          </table:table-cell>
          <table:table-cell table:style-name="ce26" office:value-type="string" calcext:value-type="string">
            <text:p>## We Respond in Faith</text:p>
          </table:table-cell>
          <table:table-cell table:style-name="ce26" office:value-type="string" calcext:value-type="string">
            <text:p>he/creed/holybaptism-presentation</text:p>
          </table:table-cell>
          <table:table-cell table:style-name="ce25" office:value-type="string" calcext:value-type="string">
            <text:p>hymn</text:p>
          </table:table-cell>
          <table:table-cell table:style-name="ce26" office:value-type="string" calcext:value-type="string">
            <text:p>h-469</text:p>
          </table:table-cell>
          <table:table-cell table:style-name="ce25" office:value-type="string" calcext:value-type="string">
            <text:p>he/creed/holybaptism-water</text:p>
          </table:table-cell>
          <table:table-cell table:style-name="ce26" office:value-type="string" calcext:value-type="string">
            <text:p>hymn</text:p>
          </table:table-cell>
          <table:table-cell table:style-name="ce26" office:value-type="string" calcext:value-type="string">
            <text:p>h-679</text:p>
          </table:table-cell>
          <table:table-cell table:style-name="ce26" office:value-type="string" calcext:value-type="string">
            <text:p>he/peace</text:p>
          </table:table-cell>
          <table:table-cell table:style-name="ce26" office:value-type="string" calcext:value-type="string">
            <text:p>## We Offer Ourselves to God</text:p>
          </table:table-cell>
          <table:table-cell table:style-name="ce26" office:value-type="string" calcext:value-type="string">
            <text:p>##### You are invited to bring your candles to light the altar at this time.</text:p>
          </table:table-cell>
          <table:table-cell table:style-name="ce26" office:value-type="string" calcext:value-type="string">
            <text:p>he/anthem “_Christ is Risen, Alleluia_ (St. Thomas’ Choir)”</text:p>
          </table:table-cell>
          <table:table-cell table:style-name="ce26" office:value-type="string" calcext:value-type="string">
            <text:p>hymn Offertory</text:p>
          </table:table-cell>
          <table:table-cell table:style-name="ce26" office:value-type="string" calcext:value-type="string">
            <text:p>h-174</text:p>
          </table:table-cell>
          <table:table-cell table:style-name="ce26" office:value-type="string" calcext:value-type="string">
            <text:p>he/eucharisticprayer/d sanctus=”Hymnal S-125”</text:p>
          </table:table-cell>
          <table:table-cell table:style-name="ce26" table:number-columns-repeated="2"/>
          <table:table-cell table:style-name="ce26" office:value-type="string" calcext:value-type="string">
            <text:p>#### Hymnal S-119</text:p>
          </table:table-cell>
          <table:table-cell table:style-name="ce26" office:value-type="string" calcext:value-type="string">
            <text:p>he/lordsprayer/1</text:p>
          </table:table-cell>
          <table:table-cell table:style-name="ce26"/>
          <table:table-cell table:style-name="ce26" office:value-type="string" calcext:value-type="string">
            <text:p>#### S-155</text:p>
          </table:table-cell>
          <table:table-cell table:style-name="ce26" office:value-type="string" calcext:value-type="string">
            <text:p>he/fraction/long</text:p>
          </table:table-cell>
          <table:table-cell table:style-name="ce26" office:value-type="string" calcext:value-type="string">
            <text:p>##### pb</text:p>
            <text:p>### We Receive the Gift of God</text:p>
          </table:table-cell>
          <table:table-cell table:style-name="ce26" office:value-type="string" calcext:value-type="string">
            <text:p>stt/2022/communion-covid</text:p>
          </table:table-cell>
          <table:table-cell table:style-name="ce26" office:value-type="string" calcext:value-type="string">
            <text:p>hymn Communion</text:p>
          </table:table-cell>
          <table:table-cell table:style-name="ce26" office:value-type="string" calcext:value-type="string">
            <text:p>h-190</text:p>
          </table:table-cell>
          <table:table-cell table:style-name="ce26" office:value-type="string" calcext:value-type="string">
            <text:p>hymn Communion</text:p>
          </table:table-cell>
          <table:table-cell table:style-name="ce26" office:value-type="string" calcext:value-type="string">
            <text:p>h-490</text:p>
          </table:table-cell>
          <table:table-cell table:style-name="ce26"/>
          <table:table-cell table:style-name="ce26" office:value-type="string" calcext:value-type="string">
            <text:p>he/postcommunion/almighty</text:p>
          </table:table-cell>
          <table:table-cell table:style-name="ce25" office:value-type="string" calcext:value-type="string">
            <text:p>he/blessing/easter-long</text:p>
          </table:table-cell>
          <table:table-cell table:style-name="ce26" office:value-type="string" calcext:value-type="string">
            <text:p>hymn Processional</text:p>
          </table:table-cell>
          <table:table-cell table:style-name="ce25" office:value-type="string" calcext:value-type="string">
            <text:p>h-536</text:p>
          </table:table-cell>
          <table:table-cell table:style-name="ce25" office:value-type="string" calcext:value-type="string">
            <text:p>he/dismissal/easter/goinpeace</text:p>
          </table:table-cell>
          <table:table-cell table:style-name="ce14" table:number-columns-repeated="967"/>
        </table:table-row>
        <table:table-row table:style-name="ro3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table:number-columns-repeated="6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3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/>
          <table:table-cell office:value-type="string" calcext:value-type="string">
            <text:p>## Choir Anthem: Taste and See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/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/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#### Epiphany Proclamation, Blessing of Chalk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I come, the great Redeemer cries (Hymnal 116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 is the world’s true light (Hymnal 54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Jesus shall reign where’er the sun (Hymnal 544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God be in my head (Hymnal 694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ord, you give the great commission (Hymnal 528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Soon and very soon (LEVAS 14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rist has arisen, Alleluia (LEVAS 41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las! And did my Savior bleed (LEVAS 3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 Lord my God (LEVAS 6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My hope is built on nothing less (LEVAS 99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There’s a wideness in God’s mercy (Hymnal 470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Open your ears, O faithful people (Hymnal 53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ere in Christ we gather (Hymnal 577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rightest and best of the stars of the morning (Hymnal 117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commissionvestry</text:p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2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2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4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2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8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10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98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7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64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3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65</text:p>
          </table:table-cell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37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0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74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67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table:style-name="ce14" office:value-type="string" calcext:value-type="string">
            <text:p>l-31</text:p>
          </table:table-cell>
          <table:table-cell table:style-name="ce14" table:number-columns-repeated="3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# <text:span text:style-name="T3">Today we read Psalm 31 in its entirety, in solidarity with those suffering in Ukraine.</text:span></text:p>
          </table:table-cell>
          <table:table-cell office:value-type="string" calcext:value-type="string">
            <text:p>lesson “psalm” 31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89</text:p>
          </table:table-cell>
          <table:table-cell office:value-type="string" calcext:value-type="string">
            <text:p>he/palmsunday/passion/c</text:p>
          </table:table-cell>
          <table:table-cell/>
          <table:table-cell office:value-type="string" calcext:value-type="string">
            <text:p>## We Respond in Faith</text:p>
          </table:table-cell>
          <table:table-cell table:style-name="ce14"/>
          <table:table-cell office:value-type="string" calcext:value-type="string">
            <text:p>he/pop/lordhavemercy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37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ymn Processional</text:p>
          </table:table-cell>
          <table:table-cell table:style-name="ce14" office:value-type="string" calcext:value-type="string">
            <text:p>l-29</text:p>
          </table:table-cell>
          <table:table-cell table:style-name="ce14" office:value-type="string" calcext:value-type="string">
            <text:p>he/dismissal/letusbless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52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212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8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204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193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18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9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293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60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27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6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98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19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73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4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296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82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4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04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25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20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41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2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50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0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95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70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82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2" table:number-columns-repeated="19"/>
          <table:table-cell table:number-columns-repeated="948"/>
        </table:table-row>
        <table:table-row table:style-name="ro3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5"/>
          <table:table-cell table:style-name="ce14"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lent/ashwednesdayinvitation</text:p>
          </table:table-cell>
          <table:table-cell table:style-name="ce14" office:value-type="string" calcext:value-type="string">
            <text:p>lent/ashes</text:p>
          </table:table-cell>
          <table:table-cell table:style-name="ce14" office:value-type="string" calcext:value-type="string">
            <text:p>##### Silence is then kept for a time, all kneeling.</text:p>
          </table:table-cell>
          <table:table-cell office:value-type="string" calcext:value-type="string">
            <text:p>lesson psalm “51:1-18”</text:p>
          </table:table-cell>
          <table:table-cell office:value-type="string" calcext:value-type="string">
            <text:p>lent/litanyofpenitence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office:value-type="string" calcext:value-type="string">
            <text:p>he/greeting/blessthelord</text:p>
          </table:table-cell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9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h-602</text:p>
          </table:table-cell>
          <table:table-cell table:style-name="ce14" office:value-type="string" calcext:value-type="string">
            <text:p>he/pop/lordhavemercy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 office:value-type="string" calcext:value-type="string">
            <text:p>h-577</text:p>
          </table:table-cell>
          <table:table-cell office:value-type="string" calcext:value-type="string">
            <text:p>he/eucharisticprayer/a sanctus=”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171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9</text:p>
          </table:table-cell>
          <table:table-cell office:value-type="string" calcext:value-type="string">
            <text:p>he/postcommunion/eternal</text:p>
          </table:table-cell>
          <table:table-cell table:style-name="ce14" table:number-columns-repeated="3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3"/>
          <table:table-cell/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ymn</text:p>
          </table:table-cell>
          <table:table-cell table:style-name="ce14" office:value-type="string" calcext:value-type="string">
            <text:p>L-31</text:p>
          </table:table-cell>
          <table:table-cell table:style-name="ce14" office:value-type="string" calcext:value-type="string">
            <text:p>he/goodfriday/solemncollects</text:p>
          </table:table-cell>
          <table:table-cell table:number-columns-repeated="3"/>
          <table:table-cell office:value-type="string" calcext:value-type="string">
            <text:p>hymn</text:p>
          </table:table-cell>
          <table:table-cell office:value-type="string" calcext:value-type="string">
            <text:p>l-38</text:p>
          </table:table-cell>
          <table:table-cell/>
          <table:table-cell office:value-type="string" calcext:value-type="string">
            <text:p>##### Prayers left in the box before the cross will be burned on the new fire at the Great Vigil of Easter.</text:p>
          </table:table-cell>
          <table:table-cell table:style-name="ce14" office:value-type="string" calcext:value-type="string">
            <text:p>he/goodfriday/veneration</text:p>
          </table:table-cell>
          <table:table-cell/>
          <table:table-cell office:value-type="string" calcext:value-type="string">
            <text:p>hymn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goodfriday/contribution</text:p>
          </table:table-cell>
          <table:table-cell table:style-name="ce14" table:number-columns-repeated="2"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7"/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 table:number-columns-repeated="2"/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table:style-name="ce14" office:value-type="string" calcext:value-type="string">
            <text:p>lesson “third”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office:value-type="string" calcext:value-type="string">
            <text:p>he/peace</text:p>
          </table:table-cell>
          <table:table-cell table:style-name="ce14" table:number-columns-repeated="4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style-name="ce22" table:formula="of:=IF(DATE([.$A$1];1;1)&gt;=DATE([.$A$1];12;25) + 8 - WEEKDAY(DATE([.$A$1];12;25)) - 7 * 5;  DATE([.$A$1]-1;1;1); DATE([.$A$1];1;1)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lff2018-holy-name-of-our-lord-jesus-christ</text:p>
          </table:table-cell>
          <table:table-cell table:number-columns-repeated="15"/>
          <table:table-cell office:value-type="string" calcext:value-type="string">
            <text:p>lesson “second” </text:p>
          </table:table-cell>
          <table:table-cell table:number-columns-repeated="5"/>
          <table:table-cell office:value-type="string" calcext:value-type="string">
            <text:p>he/creed/nicene</text:p>
          </table:table-cell>
          <table:table-cell table:number-columns-repeated="26"/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4)&gt;=DATE([.$A$1];12;25) + 8 - WEEKDAY(DATE([.$A$1];12;25)) - 7 * 5;  DATE([.$A$1]-1;1;4); DATE([.$A$1];1;4))" office:value-type="date" office:date-value="2022-01-04" calcext:value-type="date">
            <text:p>01/04/22</text:p>
          </table:table-cell>
          <table:table-cell table:style-name="ce29" office:value-type="string" calcext:value-type="string">
            <text:p>January 4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lff2018-elizabeth-ann-se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5)&gt;=DATE([.$A$1];12;25) + 8 - WEEKDAY(DATE([.$A$1];12;25)) - 7 * 5;  DATE([.$A$1]-1;1;5); DATE([.$A$1];1;5))" office:value-type="date" office:date-value="2022-01-05" calcext:value-type="date">
            <text:p>01/05/22</text:p>
          </table:table-cell>
          <table:table-cell table:style-name="ce29" office:value-type="string" calcext:value-type="string">
            <text:p>January 5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string" calcext:value-type="string">
            <text:p>lff2018-sara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6)&gt;=DATE([.$A$1];12;25) + 8 - WEEKDAY(DATE([.$A$1];12;25)) - 7 * 5;  DATE([.$A$1]-1;1;6); DATE([.$A$1];1;6)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string" calcext:value-type="string">
            <text:p>lff2018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8)&gt;=DATE([.$A$1];12;25) + 8 - WEEKDAY(DATE([.$A$1];12;25)) - 7 * 5;  DATE([.$A$1]-1;1;8); DATE([.$A$1];1;8))" office:value-type="date" office:date-value="2022-01-08" calcext:value-type="date">
            <text:p>01/08/22</text:p>
          </table:table-cell>
          <table:table-cell table:style-name="ce29" office:value-type="string" calcext:value-type="string">
            <text:p>January 8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string" calcext:value-type="string">
            <text:p>lff2018-harriet-bed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9)&gt;=DATE([.$A$1];12;25) + 8 - WEEKDAY(DATE([.$A$1];12;25)) - 7 * 5;  DATE([.$A$1]-1;1;9); DATE([.$A$1];1;9))" office:value-type="date" office:date-value="2022-01-09" calcext:value-type="date">
            <text:p>01/09/22</text:p>
          </table:table-cell>
          <table:table-cell table:style-name="ce29" office:value-type="string" calcext:value-type="string">
            <text:p>January 9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string" calcext:value-type="string">
            <text:p>lff2018-julia-chester-eme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10)&gt;=DATE([.$A$1];12;25) + 8 - WEEKDAY(DATE([.$A$1];12;25)) - 7 * 5;  DATE([.$A$1]-1;1;10); DATE([.$A$1];1;10))" office:value-type="date" office:date-value="2022-01-10" calcext:value-type="date">
            <text:p>01/10/22</text:p>
          </table:table-cell>
          <table:table-cell table:style-name="ce29" office:value-type="string" calcext:value-type="string">
            <text:p>January 10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string" calcext:value-type="string">
            <text:p>lff2018-william-lau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12)&gt;=DATE([.$A$1];12;25) + 8 - WEEKDAY(DATE([.$A$1];12;25)) - 7 * 5;  DATE([.$A$1]-1;1;12); DATE([.$A$1];1;12))" office:value-type="date" office:date-value="2022-01-12" calcext:value-type="date">
            <text:p>01/12/22</text:p>
          </table:table-cell>
          <table:table-cell table:style-name="ce29" office:value-type="string" calcext:value-type="string">
            <text:p>January 12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string" calcext:value-type="string">
            <text:p>lff2018-aelred-of-rievaul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4"/>
          <table:table-cell table:number-columns-repeated="967"/>
        </table:table-row>
        <table:table-row table:style-name="ro3">
          <table:table-cell table:style-name="ce22" table:formula="of:=IF(DATE([.$A$1];1;13)&gt;=DATE([.$A$1];12;25) + 8 - WEEKDAY(DATE([.$A$1];12;25)) - 7 * 5;  DATE([.$A$1]-1;1;13); DATE([.$A$1];1;13))" office:value-type="date" office:date-value="2022-01-13" calcext:value-type="date">
            <text:p>01/13/22</text:p>
          </table:table-cell>
          <table:table-cell table:style-name="ce29" office:value-type="string" calcext:value-type="string">
            <text:p>January 13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string" calcext:value-type="string">
            <text:p>lff2018-hilary-of-poiti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4)&gt;=DATE([.$A$1];12;25) + 8 - WEEKDAY(DATE([.$A$1];12;25)) - 7 * 5;  DATE([.$A$1]-1;1;14); DATE([.$A$1];1;14))" office:value-type="date" office:date-value="2022-01-14" calcext:value-type="date">
            <text:p>01/14/22</text:p>
          </table:table-cell>
          <table:table-cell table:style-name="ce29" office:value-type="string" calcext:value-type="string">
            <text:p>January 14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lff2018-richard-meux-ben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7)&gt;=DATE([.$A$1];12;25) + 8 - WEEKDAY(DATE([.$A$1];12;25)) - 7 * 5;  DATE([.$A$1]-1;1;17); DATE([.$A$1];1;17))" office:value-type="date" office:date-value="2022-01-17" calcext:value-type="date">
            <text:p>01/17/22</text:p>
          </table:table-cell>
          <table:table-cell table:style-name="ce29" office:value-type="string" calcext:value-type="string">
            <text:p>January 17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lff2018-anton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8)&gt;=DATE([.$A$1];12;25) + 8 - WEEKDAY(DATE([.$A$1];12;25)) - 7 * 5;  DATE([.$A$1]-1;1;18); DATE([.$A$1];1;18))" office:value-type="date" office:date-value="2022-01-18" calcext:value-type="date">
            <text:p>01/18/22</text:p>
          </table:table-cell>
          <table:table-cell table:style-name="ce29" office:value-type="string" calcext:value-type="string">
            <text:p>January 18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lff2018-confession-of-saint-peter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9)&gt;=DATE([.$A$1];12;25) + 8 - WEEKDAY(DATE([.$A$1];12;25)) - 7 * 5;  DATE([.$A$1]-1;1;19); DATE([.$A$1];1;19))" office:value-type="date" office:date-value="2022-01-19" calcext:value-type="date">
            <text:p>01/19/22</text:p>
          </table:table-cell>
          <table:table-cell table:style-name="ce29" office:value-type="string" calcext:value-type="string">
            <text:p>January 19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lff2018-wulfstan-of-worc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0)&gt;=DATE([.$A$1];12;25) + 8 - WEEKDAY(DATE([.$A$1];12;25)) - 7 * 5;  DATE([.$A$1]-1;1;20); DATE([.$A$1];1;20))" office:value-type="date" office:date-value="2022-01-20" calcext:value-type="date">
            <text:p>01/20/22</text:p>
          </table:table-cell>
          <table:table-cell table:style-name="ce29" office:value-type="string" calcext:value-type="string">
            <text:p>January 20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lff2018-fab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1)&gt;=DATE([.$A$1];12;25) + 8 - WEEKDAY(DATE([.$A$1];12;25)) - 7 * 5;  DATE([.$A$1]-1;1;21); DATE([.$A$1];1;21))" office:value-type="date" office:date-value="2022-01-21" calcext:value-type="date">
            <text:p>01/21/22</text:p>
          </table:table-cell>
          <table:table-cell table:style-name="ce29" office:value-type="string" calcext:value-type="string">
            <text:p>January 21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lff2018-agnes-and-cecili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2)&gt;=DATE([.$A$1];12;25) + 8 - WEEKDAY(DATE([.$A$1];12;25)) - 7 * 5;  DATE([.$A$1]-1;1;22); DATE([.$A$1];1;22))" office:value-type="date" office:date-value="2022-01-22" calcext:value-type="date">
            <text:p>01/22/22</text:p>
          </table:table-cell>
          <table:table-cell table:style-name="ce29" office:value-type="string" calcext:value-type="string">
            <text:p>January 22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lff2018-vincent-of-sarago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3)&gt;=DATE([.$A$1];12;25) + 8 - WEEKDAY(DATE([.$A$1];12;25)) - 7 * 5;  DATE([.$A$1]-1;1;23); DATE([.$A$1];1;23))" office:value-type="date" office:date-value="2022-01-23" calcext:value-type="date">
            <text:p>01/23/22</text:p>
          </table:table-cell>
          <table:table-cell table:style-name="ce29" office:value-type="string" calcext:value-type="string">
            <text:p>January 23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lff2018-phillips-brook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4)&gt;=DATE([.$A$1];12;25) + 8 - WEEKDAY(DATE([.$A$1];12;25)) - 7 * 5;  DATE([.$A$1]-1;1;24); DATE([.$A$1];1;24))" office:value-type="date" office:date-value="2022-01-24" calcext:value-type="date">
            <text:p>01/24/22</text:p>
          </table:table-cell>
          <table:table-cell table:style-name="ce29" office:value-type="string" calcext:value-type="string">
            <text:p>January 24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lff2018-florence-li-tim-o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5)&gt;=DATE([.$A$1];12;25) + 8 - WEEKDAY(DATE([.$A$1];12;25)) - 7 * 5;  DATE([.$A$1]-1;1;25); DATE([.$A$1];1;25))" office:value-type="date" office:date-value="2022-01-25" calcext:value-type="date">
            <text:p>01/25/22</text:p>
          </table:table-cell>
          <table:table-cell table:style-name="ce29" office:value-type="string" calcext:value-type="string">
            <text:p>January 25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lff2018-conversion-of-saint-paul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6)&gt;=DATE([.$A$1];12;25) + 8 - WEEKDAY(DATE([.$A$1];12;25)) - 7 * 5;  DATE([.$A$1]-1;1;26); DATE([.$A$1];1;26))" office:value-type="date" office:date-value="2022-01-26" calcext:value-type="date">
            <text:p>01/26/22</text:p>
          </table:table-cell>
          <table:table-cell table:style-name="ce29" office:value-type="string" calcext:value-type="string">
            <text:p>January 26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lff2018-timoth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7)&gt;=DATE([.$A$1];12;25) + 8 - WEEKDAY(DATE([.$A$1];12;25)) - 7 * 5;  DATE([.$A$1]-1;1;27); DATE([.$A$1];1;27))" office:value-type="date" office:date-value="2022-01-27" calcext:value-type="date">
            <text:p>01/27/22</text:p>
          </table:table-cell>
          <table:table-cell table:style-name="ce29" office:value-type="string" calcext:value-type="string">
            <text:p>January 27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lff2018-john-chrysosto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8)&gt;=DATE([.$A$1];12;25) + 8 - WEEKDAY(DATE([.$A$1];12;25)) - 7 * 5;  DATE([.$A$1]-1;1;28); DATE([.$A$1];1;28))" office:value-type="date" office:date-value="2022-01-28" calcext:value-type="date">
            <text:p>01/28/22</text:p>
          </table:table-cell>
          <table:table-cell table:style-name="ce29" office:value-type="string" calcext:value-type="string">
            <text:p>January 28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lff2018-thomas-aquin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31)&gt;=DATE([.$A$1];12;25) + 8 - WEEKDAY(DATE([.$A$1];12;25)) - 7 * 5;  DATE([.$A$1]-1;1;31); DATE([.$A$1];1;31))" office:value-type="date" office:date-value="2022-01-31" calcext:value-type="date">
            <text:p>01/31/22</text:p>
          </table:table-cell>
          <table:table-cell table:style-name="ce29" office:value-type="string" calcext:value-type="string">
            <text:p>January 31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lff2018-marcell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)&gt;=DATE([.$A$1];12;25) + 8 - WEEKDAY(DATE([.$A$1];12;25)) - 7 * 5;  DATE([.$A$1]-1;2;1); DATE([.$A$1];2;1))" office:value-type="date" office:date-value="2022-02-01" calcext:value-type="date">
            <text:p>02/01/22</text:p>
          </table:table-cell>
          <table:table-cell table:style-name="ce29" office:value-type="string" calcext:value-type="string">
            <text:p>February 1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lff2018-brigid-of-kilda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)&gt;=DATE([.$A$1];12;25) + 8 - WEEKDAY(DATE([.$A$1];12;25)) - 7 * 5;  DATE([.$A$1]-1;2;2); DATE([.$A$1];2;2)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lff2018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3)&gt;=DATE([.$A$1];12;25) + 8 - WEEKDAY(DATE([.$A$1];12;25)) - 7 * 5;  DATE([.$A$1]-1;2;3); DATE([.$A$1];2;3))" office:value-type="date" office:date-value="2022-02-03" calcext:value-type="date">
            <text:p>02/03/22</text:p>
          </table:table-cell>
          <table:table-cell table:style-name="ce29" office:value-type="string" calcext:value-type="string">
            <text:p>February 3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lff2018-ansk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lff2018-cornelius-the-centur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lff2018-manche-masem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lff2018-martyrs-of-jap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lff2018-agatha-of-sici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8)&gt;=DATE([.$A$1];12;25) + 8 - WEEKDAY(DATE([.$A$1];12;25)) - 7 * 5;  DATE([.$A$1]-1;2;8); DATE([.$A$1];2;8))" office:value-type="date" office:date-value="2022-02-08" calcext:value-type="date">
            <text:p>02/08/22</text:p>
          </table:table-cell>
          <table:table-cell table:style-name="ce29" office:value-type="string" calcext:value-type="string">
            <text:p>February 8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lff2018-bakhit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0)&gt;=DATE([.$A$1];12;25) + 8 - WEEKDAY(DATE([.$A$1];12;25)) - 7 * 5;  DATE([.$A$1]-1;2;10); DATE([.$A$1];2;10))" office:value-type="date" office:date-value="2022-02-10" calcext:value-type="date">
            <text:p>02/10/22</text:p>
          </table:table-cell>
          <table:table-cell table:style-name="ce29" office:value-type="string" calcext:value-type="string">
            <text:p>February 10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lff2018-scholast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1)&gt;=DATE([.$A$1];12;25) + 8 - WEEKDAY(DATE([.$A$1];12;25)) - 7 * 5;  DATE([.$A$1]-1;2;11); DATE([.$A$1];2;11))" office:value-type="date" office:date-value="2022-02-11" calcext:value-type="date">
            <text:p>02/11/22</text:p>
          </table:table-cell>
          <table:table-cell table:style-name="ce29" office:value-type="string" calcext:value-type="string">
            <text:p>February 11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string" calcext:value-type="string">
            <text:p>lff2018-theod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3)&gt;=DATE([.$A$1];12;25) + 8 - WEEKDAY(DATE([.$A$1];12;25)) - 7 * 5;  DATE([.$A$1]-1;2;13); DATE([.$A$1];2;13))" office:value-type="date" office:date-value="2022-02-13" calcext:value-type="date">
            <text:p>02/13/22</text:p>
          </table:table-cell>
          <table:table-cell table:style-name="ce29" office:value-type="string" calcext:value-type="string">
            <text:p>February 13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lff2018-absalom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4)&gt;=DATE([.$A$1];12;25) + 8 - WEEKDAY(DATE([.$A$1];12;25)) - 7 * 5;  DATE([.$A$1]-1;2;14); DATE([.$A$1];2;14))" office:value-type="date" office:date-value="2022-02-14" calcext:value-type="date">
            <text:p>02/14/22</text:p>
          </table:table-cell>
          <table:table-cell table:style-name="ce29" office:value-type="string" calcext:value-type="string">
            <text:p>February 14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lff2018-cyri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5)&gt;=DATE([.$A$1];12;25) + 8 - WEEKDAY(DATE([.$A$1];12;25)) - 7 * 5;  DATE([.$A$1]-1;2;15); DATE([.$A$1];2;15))" office:value-type="date" office:date-value="2022-02-15" calcext:value-type="date">
            <text:p>02/15/22</text:p>
          </table:table-cell>
          <table:table-cell table:style-name="ce29" office:value-type="string" calcext:value-type="string">
            <text:p>February 15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string" calcext:value-type="string">
            <text:p>lff2018-thomas-b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7)&gt;=DATE([.$A$1];12;25) + 8 - WEEKDAY(DATE([.$A$1];12;25)) - 7 * 5;  DATE([.$A$1]-1;2;17); DATE([.$A$1];2;17))" office:value-type="date" office:date-value="2022-02-17" calcext:value-type="date">
            <text:p>02/17/22</text:p>
          </table:table-cell>
          <table:table-cell table:style-name="ce29" office:value-type="string" calcext:value-type="string">
            <text:p>February 17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string" calcext:value-type="string">
            <text:p>lff2018-janani-luw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8)&gt;=DATE([.$A$1];12;25) + 8 - WEEKDAY(DATE([.$A$1];12;25)) - 7 * 5;  DATE([.$A$1]-1;2;18); DATE([.$A$1];2;18))" office:value-type="date" office:date-value="2022-02-18" calcext:value-type="date">
            <text:p>02/18/22</text:p>
          </table:table-cell>
          <table:table-cell table:style-name="ce29" office:value-type="string" calcext:value-type="string">
            <text:p>February 18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string" calcext:value-type="string">
            <text:p>lff2018-martin-luth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9)&gt;=DATE([.$A$1];12;25) + 8 - WEEKDAY(DATE([.$A$1];12;25)) - 7 * 5;  DATE([.$A$1]-1;2;19); DATE([.$A$1];2;19))" office:value-type="date" office:date-value="2022-02-19" calcext:value-type="date">
            <text:p>02/19/22</text:p>
          </table:table-cell>
          <table:table-cell table:style-name="ce29" office:value-type="string" calcext:value-type="string">
            <text:p>February 19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string" calcext:value-type="string">
            <text:p>lff2018-agnes-tsao-kou-y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0)&gt;=DATE([.$A$1];12;25) + 8 - WEEKDAY(DATE([.$A$1];12;25)) - 7 * 5;  DATE([.$A$1]-1;2;20); DATE([.$A$1];2;20))" office:value-type="date" office:date-value="2022-02-20" calcext:value-type="date">
            <text:p>02/20/22</text:p>
          </table:table-cell>
          <table:table-cell table:style-name="ce29" office:value-type="string" calcext:value-type="string">
            <text:p>February 20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string" calcext:value-type="string">
            <text:p>lff2018-frederick-dougla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2)&gt;=DATE([.$A$1];12;25) + 8 - WEEKDAY(DATE([.$A$1];12;25)) - 7 * 5;  DATE([.$A$1]-1;2;22); DATE([.$A$1];2;22))" office:value-type="date" office:date-value="2022-02-22" calcext:value-type="date">
            <text:p>02/22/22</text:p>
          </table:table-cell>
          <table:table-cell table:style-name="ce29" office:value-type="string" calcext:value-type="string">
            <text:p>February 22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lff2018-margaret-of-cort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3)&gt;=DATE([.$A$1];12;25) + 8 - WEEKDAY(DATE([.$A$1];12;25)) - 7 * 5;  DATE([.$A$1]-1;2;23); DATE([.$A$1];2;23))" office:value-type="date" office:date-value="2022-02-23" calcext:value-type="date">
            <text:p>02/23/22</text:p>
          </table:table-cell>
          <table:table-cell table:style-name="ce29" office:value-type="string" calcext:value-type="string">
            <text:p>February 23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string" calcext:value-type="string">
            <text:p>lff2018-polycarp-of-smyr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4)&gt;=DATE([.$A$1];12;25) + 8 - WEEKDAY(DATE([.$A$1];12;25)) - 7 * 5;  DATE([.$A$1]-1;2;24); DATE([.$A$1];2;24)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string" calcext:value-type="string">
            <text:p>lff2018-saint-matthi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5)&gt;=DATE([.$A$1];12;25) + 8 - WEEKDAY(DATE([.$A$1];12;25)) - 7 * 5;  DATE([.$A$1]-1;2;25); DATE([.$A$1];2;25))" office:value-type="date" office:date-value="2022-02-25" calcext:value-type="date">
            <text:p>02/25/22</text:p>
          </table:table-cell>
          <table:table-cell table:style-name="ce29" office:value-type="string" calcext:value-type="string">
            <text:p>February 25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lff2018-emily-malbone-morg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6)&gt;=DATE([.$A$1];12;25) + 8 - WEEKDAY(DATE([.$A$1];12;25)) - 7 * 5;  DATE([.$A$1]-1;2;26); DATE([.$A$1];2;26))" office:value-type="date" office:date-value="2022-02-26" calcext:value-type="date">
            <text:p>02/26/22</text:p>
          </table:table-cell>
          <table:table-cell table:style-name="ce29" office:value-type="string" calcext:value-type="string">
            <text:p>February 26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string" calcext:value-type="string">
            <text:p>lff2018-photi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7)&gt;=DATE([.$A$1];12;25) + 8 - WEEKDAY(DATE([.$A$1];12;25)) - 7 * 5;  DATE([.$A$1]-1;2;27); DATE([.$A$1];2;27))" office:value-type="date" office:date-value="2022-02-27" calcext:value-type="date">
            <text:p>02/27/22</text:p>
          </table:table-cell>
          <table:table-cell table:style-name="ce29" office:value-type="string" calcext:value-type="string">
            <text:p>February 27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string" calcext:value-type="string">
            <text:p>lff2018-george-her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8)&gt;=DATE([.$A$1];12;25) + 8 - WEEKDAY(DATE([.$A$1];12;25)) - 7 * 5;  DATE([.$A$1]-1;2;28); DATE([.$A$1];2;28))" office:value-type="date" office:date-value="2022-02-28" calcext:value-type="date">
            <text:p>02/28/22</text:p>
          </table:table-cell>
          <table:table-cell table:style-name="ce29" office:value-type="string" calcext:value-type="string">
            <text:p>February 28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string" calcext:value-type="string">
            <text:p>lff2018-anna-julia-haywood-coo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)&gt;=DATE([.$A$1];12;25) + 8 - WEEKDAY(DATE([.$A$1];12;25)) - 7 * 5;  DATE([.$A$1]-1;3;1); DATE([.$A$1];3;1))" office:value-type="date" office:date-value="2022-03-01" calcext:value-type="date">
            <text:p>03/01/22</text:p>
          </table:table-cell>
          <table:table-cell table:style-name="ce29" office:value-type="string" calcext:value-type="string">
            <text:p>March 1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string" calcext:value-type="string">
            <text:p>lff2018-david-of-w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)&gt;=DATE([.$A$1];12;25) + 8 - WEEKDAY(DATE([.$A$1];12;25)) - 7 * 5;  DATE([.$A$1]-1;3;2); DATE([.$A$1];3;2))" office:value-type="date" office:date-value="2022-03-02" calcext:value-type="date">
            <text:p>03/02/22</text:p>
          </table:table-cell>
          <table:table-cell table:style-name="ce29" office:value-type="string" calcext:value-type="string">
            <text:p>March 2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string" calcext:value-type="string">
            <text:p>lff2018-chad-of-lichfie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3)&gt;=DATE([.$A$1];12;25) + 8 - WEEKDAY(DATE([.$A$1];12;25)) - 7 * 5;  DATE([.$A$1]-1;3;3); DATE([.$A$1];3;3))" office:value-type="date" office:date-value="2022-03-03" calcext:value-type="date">
            <text:p>03/03/22</text:p>
          </table:table-cell>
          <table:table-cell table:style-name="ce29" office:value-type="string" calcext:value-type="string">
            <text:p>March 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lff2018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7)&gt;=DATE([.$A$1];12;25) + 8 - WEEKDAY(DATE([.$A$1];12;25)) - 7 * 5;  DATE([.$A$1]-1;3;7); DATE([.$A$1];3;7))" office:value-type="date" office:date-value="2022-03-07" calcext:value-type="date">
            <text:p>03/07/22</text:p>
          </table:table-cell>
          <table:table-cell table:style-name="ce29" office:value-type="string" calcext:value-type="string">
            <text:p>March 7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string" calcext:value-type="string">
            <text:p>lff2018-perpetu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9)&gt;=DATE([.$A$1];12;25) + 8 - WEEKDAY(DATE([.$A$1];12;25)) - 7 * 5;  DATE([.$A$1]-1;3;9); DATE([.$A$1];3;9))" office:value-type="date" office:date-value="2022-03-09" calcext:value-type="date">
            <text:p>03/09/22</text:p>
          </table:table-cell>
          <table:table-cell table:style-name="ce29" office:value-type="string" calcext:value-type="string">
            <text:p>March 9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string" calcext:value-type="string">
            <text:p>lff2018-gregory-of-ny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2)&gt;=DATE([.$A$1];12;25) + 8 - WEEKDAY(DATE([.$A$1];12;25)) - 7 * 5;  DATE([.$A$1]-1;3;12); DATE([.$A$1];3;12))" office:value-type="date" office:date-value="2022-03-12" calcext:value-type="date">
            <text:p>03/12/22</text:p>
          </table:table-cell>
          <table:table-cell table:style-name="ce29" office:value-type="string" calcext:value-type="string">
            <text:p>March 1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lff2018-gregory-the-grea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26"/>
          <table:table-cell table:style-name="ce26" office:value-type="string" calcext:value-type="string">
            <text:p>nrsv</text:p>
          </table:table-cell>
          <table:table-cell table:style-name="ce26" table:number-columns-repeated="965"/>
        </table:table-row>
        <table:table-row table:style-name="ro3">
          <table:table-cell table:style-name="ce22" table:formula="of:=IF(DATE([.$A$1];3;13)&gt;=DATE([.$A$1];12;25) + 8 - WEEKDAY(DATE([.$A$1];12;25)) - 7 * 5;  DATE([.$A$1]-1;3;13); DATE([.$A$1];3;13))" office:value-type="date" office:date-value="2022-03-13" calcext:value-type="date">
            <text:p>03/13/22</text:p>
          </table:table-cell>
          <table:table-cell table:style-name="ce29" office:value-type="string" calcext:value-type="string">
            <text:p>March 13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string" calcext:value-type="string">
            <text:p>lff2018-james-theodore-hol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5)&gt;=DATE([.$A$1];12;25) + 8 - WEEKDAY(DATE([.$A$1];12;25)) - 7 * 5;  DATE([.$A$1]-1;3;15); DATE([.$A$1];3;15))" office:value-type="date" office:date-value="2022-03-15" calcext:value-type="date">
            <text:p>03/15/22</text:p>
          </table:table-cell>
          <table:table-cell table:style-name="ce29" office:value-type="string" calcext:value-type="string">
            <text:p>March 15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string" calcext:value-type="string">
            <text:p>lff2018-vincent-de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7)&gt;=DATE([.$A$1];12;25) + 8 - WEEKDAY(DATE([.$A$1];12;25)) - 7 * 5;  DATE([.$A$1]-1;3;17); DATE([.$A$1];3;17))" office:value-type="date" office:date-value="2022-03-17" calcext:value-type="date">
            <text:p>03/17/22</text:p>
          </table:table-cell>
          <table:table-cell table:style-name="ce29" office:value-type="string" calcext:value-type="string">
            <text:p>March 1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lff2018-patrick-of-ire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8)&gt;=DATE([.$A$1];12;25) + 8 - WEEKDAY(DATE([.$A$1];12;25)) - 7 * 5;  DATE([.$A$1]-1;3;18); DATE([.$A$1];3;18))" office:value-type="date" office:date-value="2022-03-18" calcext:value-type="date">
            <text:p>03/18/22</text:p>
          </table:table-cell>
          <table:table-cell table:style-name="ce29" office:value-type="string" calcext:value-type="string">
            <text:p>March 18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string" calcext:value-type="string">
            <text:p>lff2018-cyril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9)&gt;=DATE([.$A$1];12;25) + 8 - WEEKDAY(DATE([.$A$1];12;25)) - 7 * 5;  DATE([.$A$1]-1;3;19); DATE([.$A$1];3;19))" office:value-type="date" office:date-value="2022-03-19" calcext:value-type="date">
            <text:p>03/19/22</text:p>
          </table:table-cell>
          <table:table-cell table:style-name="ce29" office:value-type="string" calcext:value-type="string">
            <text:p>March 19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string" calcext:value-type="string">
            <text:p>lff2018-sain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0)&gt;=DATE([.$A$1];12;25) + 8 - WEEKDAY(DATE([.$A$1];12;25)) - 7 * 5;  DATE([.$A$1]-1;3;20); DATE([.$A$1];3;20))" office:value-type="date" office:date-value="2022-03-20" calcext:value-type="date">
            <text:p>03/20/22</text:p>
          </table:table-cell>
          <table:table-cell table:style-name="ce29" office:value-type="string" calcext:value-type="string">
            <text:p>March 20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string" calcext:value-type="string">
            <text:p>lff2018-cuth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1)&gt;=DATE([.$A$1];12;25) + 8 - WEEKDAY(DATE([.$A$1];12;25)) - 7 * 5;  DATE([.$A$1]-1;3;21); DATE([.$A$1];3;21))" office:value-type="date" office:date-value="2022-03-21" calcext:value-type="date">
            <text:p>03/21/22</text:p>
          </table:table-cell>
          <table:table-cell table:style-name="ce29" office:value-type="string" calcext:value-type="string">
            <text:p>March 21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string" calcext:value-type="string">
            <text:p>lff2018-thomas-k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2)&gt;=DATE([.$A$1];12;25) + 8 - WEEKDAY(DATE([.$A$1];12;25)) - 7 * 5;  DATE([.$A$1]-1;3;22); DATE([.$A$1];3;22))" office:value-type="date" office:date-value="2022-03-22" calcext:value-type="date">
            <text:p>03/22/22</text:p>
          </table:table-cell>
          <table:table-cell table:style-name="ce29" office:value-type="string" calcext:value-type="string">
            <text:p>March 22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string" calcext:value-type="string">
            <text:p>lff2018-james-de-kov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3)&gt;=DATE([.$A$1];12;25) + 8 - WEEKDAY(DATE([.$A$1];12;25)) - 7 * 5;  DATE([.$A$1]-1;3;23); DATE([.$A$1];3;23))" office:value-type="date" office:date-value="2022-03-23" calcext:value-type="date">
            <text:p>03/23/22</text:p>
          </table:table-cell>
          <table:table-cell table:style-name="ce29" office:value-type="string" calcext:value-type="string">
            <text:p>March 23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string" calcext:value-type="string">
            <text:p>lff2018-gregory-the-illuminat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4)&gt;=DATE([.$A$1];12;25) + 8 - WEEKDAY(DATE([.$A$1];12;25)) - 7 * 5;  DATE([.$A$1]-1;3;24); DATE([.$A$1];3;24))" office:value-type="date" office:date-value="2022-03-24" calcext:value-type="date">
            <text:p>03/24/22</text:p>
          </table:table-cell>
          <table:table-cell table:style-name="ce29" office:value-type="string" calcext:value-type="string">
            <text:p>March 24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lff2018-oscar-romer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5)&gt;=DATE([.$A$1];12;25) + 8 - WEEKDAY(DATE([.$A$1];12;25)) - 7 * 5;  DATE([.$A$1]-1;3;25); DATE([.$A$1];3;25))" office:value-type="date" office:date-value="2022-03-25" calcext:value-type="date">
            <text:p>03/25/22</text:p>
          </table:table-cell>
          <table:table-cell table:style-name="ce29" office:value-type="string" calcext:value-type="string">
            <text:p>March 25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string" calcext:value-type="string">
            <text:p>lff2018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6)&gt;=DATE([.$A$1];12;25) + 8 - WEEKDAY(DATE([.$A$1];12;25)) - 7 * 5;  DATE([.$A$1]-1;3;26); DATE([.$A$1];3;26))" office:value-type="date" office:date-value="2022-03-26" calcext:value-type="date">
            <text:p>03/26/22</text:p>
          </table:table-cell>
          <table:table-cell table:style-name="ce29" office:value-type="string" calcext:value-type="string">
            <text:p>March 26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string" calcext:value-type="string">
            <text:p>lff2018-harriet-mon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7)&gt;=DATE([.$A$1];12;25) + 8 - WEEKDAY(DATE([.$A$1];12;25)) - 7 * 5;  DATE([.$A$1]-1;3;27); DATE([.$A$1];3;27))" office:value-type="date" office:date-value="2022-03-27" calcext:value-type="date">
            <text:p>03/27/22</text:p>
          </table:table-cell>
          <table:table-cell table:style-name="ce29" office:value-type="string" calcext:value-type="string">
            <text:p>March 27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string" calcext:value-type="string">
            <text:p>lff2018-charles-henry-br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8)&gt;=DATE([.$A$1];12;25) + 8 - WEEKDAY(DATE([.$A$1];12;25)) - 7 * 5;  DATE([.$A$1]-1;3;28); DATE([.$A$1];3;28))" office:value-type="date" office:date-value="2022-03-28" calcext:value-type="date">
            <text:p>03/28/22</text:p>
          </table:table-cell>
          <table:table-cell table:style-name="ce29" office:value-type="string" calcext:value-type="string">
            <text:p>March 28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string" calcext:value-type="string">
            <text:p>lff2018-james-solomon-rus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9)&gt;=DATE([.$A$1];12;25) + 8 - WEEKDAY(DATE([.$A$1];12;25)) - 7 * 5;  DATE([.$A$1]-1;3;29); DATE([.$A$1];3;29))" office:value-type="date" office:date-value="2022-03-29" calcext:value-type="date">
            <text:p>03/29/22</text:p>
          </table:table-cell>
          <table:table-cell table:style-name="ce29" office:value-type="string" calcext:value-type="string">
            <text:p>March 29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string" calcext:value-type="string">
            <text:p>lff2018-john-keb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31)&gt;=DATE([.$A$1];12;25) + 8 - WEEKDAY(DATE([.$A$1];12;25)) - 7 * 5;  DATE([.$A$1]-1;3;31); DATE([.$A$1];3;31))" office:value-type="date" office:date-value="2022-03-31" calcext:value-type="date">
            <text:p>03/31/22</text:p>
          </table:table-cell>
          <table:table-cell table:style-name="ce29" office:value-type="string" calcext:value-type="string">
            <text:p>March 31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string" calcext:value-type="string">
            <text:p>lff2018-john-don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)&gt;=DATE([.$A$1];12;25) + 8 - WEEKDAY(DATE([.$A$1];12;25)) - 7 * 5;  DATE([.$A$1]-1;4;1); DATE([.$A$1];4;1))" office:value-type="date" office:date-value="2022-04-01" calcext:value-type="date">
            <text:p>04/01/22</text:p>
          </table:table-cell>
          <table:table-cell table:style-name="ce29" office:value-type="string" calcext:value-type="string">
            <text:p>April 1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string" calcext:value-type="string">
            <text:p>lff2018-frederick-denison-maur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)&gt;=DATE([.$A$1];12;25) + 8 - WEEKDAY(DATE([.$A$1];12;25)) - 7 * 5;  DATE([.$A$1]-1;4;2); DATE([.$A$1];4;2))" office:value-type="date" office:date-value="2022-04-02" calcext:value-type="date">
            <text:p>04/02/22</text:p>
          </table:table-cell>
          <table:table-cell table:style-name="ce29" office:value-type="string" calcext:value-type="string">
            <text:p>April 2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string" calcext:value-type="string">
            <text:p>lff2018-james-lloyd-bre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string" calcext:value-type="string">
            <text:p>lff2018-richard-of-chich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lff2018-mar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4)&gt;=DATE([.$A$1];12;25) + 8 - WEEKDAY(DATE([.$A$1];12;25)) - 7 * 5;  DATE([.$A$1]-1;4;4); DATE([.$A$1];4;4))" office:value-type="date" office:date-value="2022-04-04" calcext:value-type="date">
            <text:p>04/04/22</text:p>
          </table:table-cell>
          <table:table-cell table:style-name="ce29" office:value-type="string" calcext:value-type="string">
            <text:p>April 4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string" calcext:value-type="string">
            <text:p>lff2018-martin-luther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5)&gt;=DATE([.$A$1];12;25) + 8 - WEEKDAY(DATE([.$A$1];12;25)) - 7 * 5;  DATE([.$A$1]-1;4;5); DATE([.$A$1];4;5))" office:value-type="date" office:date-value="2022-04-05" calcext:value-type="date">
            <text:p>04/05/22</text:p>
          </table:table-cell>
          <table:table-cell table:style-name="ce29" office:value-type="string" calcext:value-type="string">
            <text:p>April 5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lff2018-harriet-starr-cann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7)&gt;=DATE([.$A$1];12;25) + 8 - WEEKDAY(DATE([.$A$1];12;25)) - 7 * 5;  DATE([.$A$1]-1;4;7); DATE([.$A$1];4;7))" office:value-type="date" office:date-value="2022-04-07" calcext:value-type="date">
            <text:p>04/07/22</text:p>
          </table:table-cell>
          <table:table-cell table:style-name="ce29" office:value-type="string" calcext:value-type="string">
            <text:p>April 7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lff2018-tikh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8)&gt;=DATE([.$A$1];12;25) + 8 - WEEKDAY(DATE([.$A$1];12;25)) - 7 * 5;  DATE([.$A$1]-1;4;8); DATE([.$A$1];4;8))" office:value-type="date" office:date-value="2022-04-08" calcext:value-type="date">
            <text:p>04/08/22</text:p>
          </table:table-cell>
          <table:table-cell table:style-name="ce29" office:value-type="string" calcext:value-type="string">
            <text:p>April 8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string" calcext:value-type="string">
            <text:p>lff2018-william-augustus-muhlenbe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9)&gt;=DATE([.$A$1];12;25) + 8 - WEEKDAY(DATE([.$A$1];12;25)) - 7 * 5;  DATE([.$A$1]-1;4;9); DATE([.$A$1];4;9))" office:value-type="date" office:date-value="2022-04-09" calcext:value-type="date">
            <text:p>04/09/22</text:p>
          </table:table-cell>
          <table:table-cell table:style-name="ce29" office:value-type="string" calcext:value-type="string">
            <text:p>April 9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string" calcext:value-type="string">
            <text:p>lff2018-dietrich-bonhoeff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0)&gt;=DATE([.$A$1];12;25) + 8 - WEEKDAY(DATE([.$A$1];12;25)) - 7 * 5;  DATE([.$A$1]-1;4;10); DATE([.$A$1];4;10))" office:value-type="date" office:date-value="2022-04-10" calcext:value-type="date">
            <text:p>04/10/22</text:p>
          </table:table-cell>
          <table:table-cell table:style-name="ce29" office:value-type="string" calcext:value-type="string">
            <text:p>April 10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lff2018-william-la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1)&gt;=DATE([.$A$1];12;25) + 8 - WEEKDAY(DATE([.$A$1];12;25)) - 7 * 5;  DATE([.$A$1]-1;4;11); DATE([.$A$1];4;11))" office:value-type="date" office:date-value="2022-04-11" calcext:value-type="date">
            <text:p>04/11/22</text:p>
          </table:table-cell>
          <table:table-cell table:style-name="ce29" office:value-type="string" calcext:value-type="string">
            <text:p>April 1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lff2018-george-augustus-selw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4)&gt;=DATE([.$A$1];12;25) + 8 - WEEKDAY(DATE([.$A$1];12;25)) - 7 * 5;  DATE([.$A$1]-1;4;14); DATE([.$A$1];4;14))" office:value-type="date" office:date-value="2022-04-14" calcext:value-type="date">
            <text:p>04/14/22</text:p>
          </table:table-cell>
          <table:table-cell table:style-name="ce29" office:value-type="string" calcext:value-type="string">
            <text:p>April 14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string" calcext:value-type="string">
            <text:p>lff2018-zenai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5)&gt;=DATE([.$A$1];12;25) + 8 - WEEKDAY(DATE([.$A$1];12;25)) - 7 * 5;  DATE([.$A$1]-1;4;15); DATE([.$A$1];4;15))" office:value-type="date" office:date-value="2022-04-15" calcext:value-type="date">
            <text:p>04/15/22</text:p>
          </table:table-cell>
          <table:table-cell table:style-name="ce29" office:value-type="string" calcext:value-type="string">
            <text:p>April 15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lff2018-dami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6)&gt;=DATE([.$A$1];12;25) + 8 - WEEKDAY(DATE([.$A$1];12;25)) - 7 * 5;  DATE([.$A$1]-1;4;16); DATE([.$A$1];4;16))" office:value-type="date" office:date-value="2022-04-16" calcext:value-type="date">
            <text:p>04/16/22</text:p>
          </table:table-cell>
          <table:table-cell table:style-name="ce29" office:value-type="string" calcext:value-type="string">
            <text:p>April 16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lff2018-peter-williams-cas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7)&gt;=DATE([.$A$1];12;25) + 8 - WEEKDAY(DATE([.$A$1];12;25)) - 7 * 5;  DATE([.$A$1]-1;4;17); DATE([.$A$1];4;17))" office:value-type="date" office:date-value="2022-04-17" calcext:value-type="date">
            <text:p>04/17/22</text:p>
          </table:table-cell>
          <table:table-cell table:style-name="ce29" office:value-type="string" calcext:value-type="string">
            <text:p>April 17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lff2018-kateri-tekakw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8)&gt;=DATE([.$A$1];12;25) + 8 - WEEKDAY(DATE([.$A$1];12;25)) - 7 * 5;  DATE([.$A$1]-1;4;18); DATE([.$A$1];4;18))" office:value-type="date" office:date-value="2022-04-18" calcext:value-type="date">
            <text:p>04/18/22</text:p>
          </table:table-cell>
          <table:table-cell table:style-name="ce29" office:value-type="string" calcext:value-type="string">
            <text:p>April 18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lff2018-juana-ines-de-la-cruz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9)&gt;=DATE([.$A$1];12;25) + 8 - WEEKDAY(DATE([.$A$1];12;25)) - 7 * 5;  DATE([.$A$1]-1;4;19); DATE([.$A$1];4;19))" office:value-type="date" office:date-value="2022-04-19" calcext:value-type="date">
            <text:p>04/19/22</text:p>
          </table:table-cell>
          <table:table-cell table:style-name="ce29" office:value-type="string" calcext:value-type="string">
            <text:p>April 19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lff2018-alphe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1)&gt;=DATE([.$A$1];12;25) + 8 - WEEKDAY(DATE([.$A$1];12;25)) - 7 * 5;  DATE([.$A$1]-1;4;21); DATE([.$A$1];4;21))" office:value-type="date" office:date-value="2022-04-21" calcext:value-type="date">
            <text:p>04/21/22</text:p>
          </table:table-cell>
          <table:table-cell table:style-name="ce29" office:value-type="string" calcext:value-type="string">
            <text:p>April 21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lff2018-ansel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2)&gt;=DATE([.$A$1];12;25) + 8 - WEEKDAY(DATE([.$A$1];12;25)) - 7 * 5;  DATE([.$A$1]-1;4;22); DATE([.$A$1];4;22))" office:value-type="date" office:date-value="2022-04-22" calcext:value-type="date">
            <text:p>04/22/22</text:p>
          </table:table-cell>
          <table:table-cell table:style-name="ce29" office:value-type="string" calcext:value-type="string">
            <text:p>April 22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lff2018-hadewijch-of-braba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3)&gt;=DATE([.$A$1];12;25) + 8 - WEEKDAY(DATE([.$A$1];12;25)) - 7 * 5;  DATE([.$A$1]-1;4;23); DATE([.$A$1];4;23))" office:value-type="date" office:date-value="2022-04-23" calcext:value-type="date">
            <text:p>04/23/22</text:p>
          </table:table-cell>
          <table:table-cell table:style-name="ce29" office:value-type="string" calcext:value-type="string">
            <text:p>April 23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lff2018-toyohiko-kagaw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5)&gt;=DATE([.$A$1];12;25) + 8 - WEEKDAY(DATE([.$A$1];12;25)) - 7 * 5;  DATE([.$A$1]-1;4;25); DATE([.$A$1];4;25))" office:value-type="date" office:date-value="2022-04-25" calcext:value-type="date">
            <text:p>04/25/22</text:p>
          </table:table-cell>
          <table:table-cell table:style-name="ce29" office:value-type="string" calcext:value-type="string">
            <text:p>April 25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lff2018-saint-mark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7)&gt;=DATE([.$A$1];12;25) + 8 - WEEKDAY(DATE([.$A$1];12;25)) - 7 * 5;  DATE([.$A$1]-1;4;27); DATE([.$A$1];4;27))" office:value-type="date" office:date-value="2022-04-27" calcext:value-type="date">
            <text:p>04/27/22</text:p>
          </table:table-cell>
          <table:table-cell table:style-name="ce29" office:value-type="string" calcext:value-type="string">
            <text:p>April 27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lff2018-zita-of-tusc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9)&gt;=DATE([.$A$1];12;25) + 8 - WEEKDAY(DATE([.$A$1];12;25)) - 7 * 5;  DATE([.$A$1]-1;4;29); DATE([.$A$1];4;29))" office:value-type="date" office:date-value="2022-04-29" calcext:value-type="date">
            <text:p>04/29/22</text:p>
          </table:table-cell>
          <table:table-cell table:style-name="ce29" office:value-type="string" calcext:value-type="string">
            <text:p>April 29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string" calcext:value-type="string">
            <text:p>lff2018-catherine-of-sie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)&gt;=DATE([.$A$1];12;25) + 8 - WEEKDAY(DATE([.$A$1];12;25)) - 7 * 5;  DATE([.$A$1]-1;5;1); DATE([.$A$1];5;1))" office:value-type="date" office:date-value="2022-05-01" calcext:value-type="date">
            <text:p>05/01/22</text:p>
          </table:table-cell>
          <table:table-cell table:style-name="ce29" office:value-type="string" calcext:value-type="string">
            <text:p>May 1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string" calcext:value-type="string">
            <text:p>lff2018-apostles-saint-philip-and-sain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)&gt;=DATE([.$A$1];12;25) + 8 - WEEKDAY(DATE([.$A$1];12;25)) - 7 * 5;  DATE([.$A$1]-1;5;2); DATE([.$A$1];5;2))" office:value-type="date" office:date-value="2022-05-02" calcext:value-type="date">
            <text:p>05/02/22</text:p>
          </table:table-cell>
          <table:table-cell table:style-name="ce29" office:value-type="string" calcext:value-type="string">
            <text:p>May 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lff2018-athanasius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3)&gt;=DATE([.$A$1];12;25) + 8 - WEEKDAY(DATE([.$A$1];12;25)) - 7 * 5;  DATE([.$A$1]-1;5;3); DATE([.$A$1];5;3))" office:value-type="date" office:date-value="2022-05-03" calcext:value-type="date">
            <text:p>05/03/22</text:p>
          </table:table-cell>
          <table:table-cell table:style-name="ce29" office:value-type="string" calcext:value-type="string">
            <text:p>May 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lff2018-elisabeth-crucig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4)&gt;=DATE([.$A$1];12;25) + 8 - WEEKDAY(DATE([.$A$1];12;25)) - 7 * 5;  DATE([.$A$1]-1;5;4); DATE([.$A$1];5;4))" office:value-type="date" office:date-value="2022-05-04" calcext:value-type="date">
            <text:p>05/04/22</text:p>
          </table:table-cell>
          <table:table-cell table:style-name="ce29" office:value-type="string" calcext:value-type="string">
            <text:p>May 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lff2018-mon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5)&gt;=DATE([.$A$1];12;25) + 8 - WEEKDAY(DATE([.$A$1];12;25)) - 7 * 5;  DATE([.$A$1]-1;5;5); DATE([.$A$1];5;5))" office:value-type="date" office:date-value="2022-05-05" calcext:value-type="date">
            <text:p>05/05/22</text:p>
          </table:table-cell>
          <table:table-cell table:style-name="ce29" office:value-type="string" calcext:value-type="string">
            <text:p>May 5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string" calcext:value-type="string">
            <text:p>lff2018-martyrs-of-the-reformation-e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8)&gt;=DATE([.$A$1];12;25) + 8 - WEEKDAY(DATE([.$A$1];12;25)) - 7 * 5;  DATE([.$A$1]-1;5;8); DATE([.$A$1];5;8))" office:value-type="date" office:date-value="2022-05-08" calcext:value-type="date">
            <text:p>05/08/22</text:p>
          </table:table-cell>
          <table:table-cell table:style-name="ce29" office:value-type="string" calcext:value-type="string">
            <text:p>May 8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string" calcext:value-type="string">
            <text:p>lff2018-julian-of-norwi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9)&gt;=DATE([.$A$1];12;25) + 8 - WEEKDAY(DATE([.$A$1];12;25)) - 7 * 5;  DATE([.$A$1]-1;5;9); DATE([.$A$1];5;9))" office:value-type="date" office:date-value="2022-05-09" calcext:value-type="date">
            <text:p>05/09/22</text:p>
          </table:table-cell>
          <table:table-cell table:style-name="ce29" office:value-type="string" calcext:value-type="string">
            <text:p>May 9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string" calcext:value-type="string">
            <text:p>lff2018-gregory-of-nazianz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1)&gt;=DATE([.$A$1];12;25) + 8 - WEEKDAY(DATE([.$A$1];12;25)) - 7 * 5;  DATE([.$A$1]-1;5;11); DATE([.$A$1];5;11))" office:value-type="date" office:date-value="2022-05-11" calcext:value-type="date">
            <text:p>05/11/22</text:p>
          </table:table-cell>
          <table:table-cell table:style-name="ce29" office:value-type="string" calcext:value-type="string">
            <text:p>May 1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lff2018-johann-arnd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3)&gt;=DATE([.$A$1];12;25) + 8 - WEEKDAY(DATE([.$A$1];12;25)) - 7 * 5;  DATE([.$A$1]-1;5;13); DATE([.$A$1];5;13))" office:value-type="date" office:date-value="2022-05-13" calcext:value-type="date">
            <text:p>05/13/22</text:p>
          </table:table-cell>
          <table:table-cell table:style-name="ce29" office:value-type="string" calcext:value-type="string">
            <text:p>May 13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lff2018-frances-perki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5)&gt;=DATE([.$A$1];12;25) + 8 - WEEKDAY(DATE([.$A$1];12;25)) - 7 * 5;  DATE([.$A$1]-1;5;15); DATE([.$A$1];5;15))" office:value-type="date" office:date-value="2022-05-15" calcext:value-type="date">
            <text:p>05/15/22</text:p>
          </table:table-cell>
          <table:table-cell table:style-name="ce29" office:value-type="string" calcext:value-type="string">
            <text:p>May 15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string" calcext:value-type="string">
            <text:p>lff2018-pachomius-of-tabenis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7)&gt;=DATE([.$A$1];12;25) + 8 - WEEKDAY(DATE([.$A$1];12;25)) - 7 * 5;  DATE([.$A$1]-1;5;17); DATE([.$A$1];5;17))" office:value-type="date" office:date-value="2022-05-17" calcext:value-type="date">
            <text:p>05/17/22</text:p>
          </table:table-cell>
          <table:table-cell table:style-name="ce29" office:value-type="string" calcext:value-type="string">
            <text:p>May 17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string" calcext:value-type="string">
            <text:p>lff2018-thurgood-marsha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9)&gt;=DATE([.$A$1];12;25) + 8 - WEEKDAY(DATE([.$A$1];12;25)) - 7 * 5;  DATE([.$A$1]-1;5;19); DATE([.$A$1];5;19))" office:value-type="date" office:date-value="2022-05-19" calcext:value-type="date">
            <text:p>05/19/22</text:p>
          </table:table-cell>
          <table:table-cell table:style-name="ce29" office:value-type="string" calcext:value-type="string">
            <text:p>May 19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string" calcext:value-type="string">
            <text:p>lff2018-dunst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0)&gt;=DATE([.$A$1];12;25) + 8 - WEEKDAY(DATE([.$A$1];12;25)) - 7 * 5;  DATE([.$A$1]-1;5;20); DATE([.$A$1];5;20))" office:value-type="date" office:date-value="2022-05-20" calcext:value-type="date">
            <text:p>05/20/22</text:p>
          </table:table-cell>
          <table:table-cell table:style-name="ce29" office:value-type="string" calcext:value-type="string">
            <text:p>May 20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lff2018-alcuin-of-yo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1)&gt;=DATE([.$A$1];12;25) + 8 - WEEKDAY(DATE([.$A$1];12;25)) - 7 * 5;  DATE([.$A$1]-1;5;21); DATE([.$A$1];5;21))" office:value-type="date" office:date-value="2022-05-21" calcext:value-type="date">
            <text:p>05/21/22</text:p>
          </table:table-cell>
          <table:table-cell table:style-name="ce29" office:value-type="string" calcext:value-type="string">
            <text:p>May 21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string" calcext:value-type="string">
            <text:p>lff2018-lydia-of-thyati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2)&gt;=DATE([.$A$1];12;25) + 8 - WEEKDAY(DATE([.$A$1];12;25)) - 7 * 5;  DATE([.$A$1]-1;5;22); DATE([.$A$1];5;22))" office:value-type="date" office:date-value="2022-05-22" calcext:value-type="date">
            <text:p>05/22/22</text:p>
          </table:table-cell>
          <table:table-cell table:style-name="ce29" office:value-type="string" calcext:value-type="string">
            <text:p>May 22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lff2018-helena-of-constantino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4)&gt;=DATE([.$A$1];12;25) + 8 - WEEKDAY(DATE([.$A$1];12;25)) - 7 * 5;  DATE([.$A$1]-1;5;24); DATE([.$A$1];5;24))" office:value-type="date" office:date-value="2022-05-24" calcext:value-type="date">
            <text:p>05/24/22</text:p>
          </table:table-cell>
          <table:table-cell table:style-name="ce29" office:value-type="string" calcext:value-type="string">
            <text:p>May 24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string" calcext:value-type="string">
            <text:p>lff2018-jackson-kem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5)&gt;=DATE([.$A$1];12;25) + 8 - WEEKDAY(DATE([.$A$1];12;25)) - 7 * 5;  DATE([.$A$1]-1;5;25); DATE([.$A$1];5;25))" office:value-type="date" office:date-value="2022-05-25" calcext:value-type="date">
            <text:p>05/25/22</text:p>
          </table:table-cell>
          <table:table-cell table:style-name="ce29" office:value-type="string" calcext:value-type="string">
            <text:p>May 25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string" calcext:value-type="string">
            <text:p>lff2018-be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6)&gt;=DATE([.$A$1];12;25) + 8 - WEEKDAY(DATE([.$A$1];12;25)) - 7 * 5;  DATE([.$A$1]-1;5;26); DATE([.$A$1];5;26))" office:value-type="date" office:date-value="2022-05-26" calcext:value-type="date">
            <text:p>05/26/22</text:p>
          </table:table-cell>
          <table:table-cell table:style-name="ce29" office:value-type="string" calcext:value-type="string">
            <text:p>May 26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string" calcext:value-type="string">
            <text:p>lff2018-augusti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8)&gt;=DATE([.$A$1];12;25) + 8 - WEEKDAY(DATE([.$A$1];12;25)) - 7 * 5;  DATE([.$A$1]-1;5;28); DATE([.$A$1];5;28))" office:value-type="date" office:date-value="2022-05-28" calcext:value-type="date">
            <text:p>05/28/22</text:p>
          </table:table-cell>
          <table:table-cell table:style-name="ce29" office:value-type="string" calcext:value-type="string">
            <text:p>May 28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string" calcext:value-type="string">
            <text:p>lff2018-mechthild-of-magdebu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31)&gt;=DATE([.$A$1];12;25) + 8 - WEEKDAY(DATE([.$A$1];12;25)) - 7 * 5;  DATE([.$A$1]-1;5;31); DATE([.$A$1];5;31))" office:value-type="date" office:date-value="2022-05-31" calcext:value-type="date">
            <text:p>05/31/22</text:p>
          </table:table-cell>
          <table:table-cell table:style-name="ce29" office:value-type="string" calcext:value-type="string">
            <text:p>May 31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string" calcext:value-type="string">
            <text:p>lff2018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)&gt;=DATE([.$A$1];12;25) + 8 - WEEKDAY(DATE([.$A$1];12;25)) - 7 * 5;  DATE([.$A$1]-1;6;1); DATE([.$A$1];6;1))" office:value-type="date" office:date-value="2022-06-01" calcext:value-type="date">
            <text:p>06/01/22</text:p>
          </table:table-cell>
          <table:table-cell table:style-name="ce29" office:value-type="string" calcext:value-type="string">
            <text:p>June 1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string" calcext:value-type="string">
            <text:p>lff2018-just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)&gt;=DATE([.$A$1];12;25) + 8 - WEEKDAY(DATE([.$A$1];12;25)) - 7 * 5;  DATE([.$A$1]-1;6;2); DATE([.$A$1];6;2))" office:value-type="date" office:date-value="2022-06-02" calcext:value-type="date">
            <text:p>06/02/22</text:p>
          </table:table-cell>
          <table:table-cell table:style-name="ce29" office:value-type="string" calcext:value-type="string">
            <text:p>June 2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string" calcext:value-type="string">
            <text:p>lff2018-blandi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3)&gt;=DATE([.$A$1];12;25) + 8 - WEEKDAY(DATE([.$A$1];12;25)) - 7 * 5;  DATE([.$A$1]-1;6;3); DATE([.$A$1];6;3))" office:value-type="date" office:date-value="2022-06-03" calcext:value-type="date">
            <text:p>06/03/22</text:p>
          </table:table-cell>
          <table:table-cell table:style-name="ce29" office:value-type="string" calcext:value-type="string">
            <text:p>June 3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lff2018-martyrs-of-ugan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4)&gt;=DATE([.$A$1];12;25) + 8 - WEEKDAY(DATE([.$A$1];12;25)) - 7 * 5;  DATE([.$A$1]-1;6;4); DATE([.$A$1];6;4))" office:value-type="date" office:date-value="2022-06-04" calcext:value-type="date">
            <text:p>06/04/22</text:p>
          </table:table-cell>
          <table:table-cell table:style-name="ce29" office:value-type="string" calcext:value-type="string">
            <text:p>June 4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string" calcext:value-type="string">
            <text:p>lff2018-john-xx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5)&gt;=DATE([.$A$1];12;25) + 8 - WEEKDAY(DATE([.$A$1];12;25)) - 7 * 5;  DATE([.$A$1]-1;6;5); DATE([.$A$1];6;5))" office:value-type="date" office:date-value="2022-06-05" calcext:value-type="date">
            <text:p>06/05/22</text:p>
          </table:table-cell>
          <table:table-cell table:style-name="ce29" office:value-type="string" calcext:value-type="string">
            <text:p>June 5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string" calcext:value-type="string">
            <text:p>lff2018-bonifa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8)&gt;=DATE([.$A$1];12;25) + 8 - WEEKDAY(DATE([.$A$1];12;25)) - 7 * 5;  DATE([.$A$1]-1;6;8); DATE([.$A$1];6;8))" office:value-type="date" office:date-value="2022-06-08" calcext:value-type="date">
            <text:p>06/08/22</text:p>
          </table:table-cell>
          <table:table-cell table:style-name="ce29" office:value-type="string" calcext:value-type="string">
            <text:p>June 8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string" calcext:value-type="string">
            <text:p>lff2018-melania-the-el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9)&gt;=DATE([.$A$1];12;25) + 8 - WEEKDAY(DATE([.$A$1];12;25)) - 7 * 5;  DATE([.$A$1]-1;6;9); DATE([.$A$1];6;9))" office:value-type="date" office:date-value="2022-06-09" calcext:value-type="date">
            <text:p>06/09/22</text:p>
          </table:table-cell>
          <table:table-cell table:style-name="ce29" office:value-type="string" calcext:value-type="string">
            <text:p>June 9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string" calcext:value-type="string">
            <text:p>lff2018-columba-of-i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0)&gt;=DATE([.$A$1];12;25) + 8 - WEEKDAY(DATE([.$A$1];12;25)) - 7 * 5;  DATE([.$A$1]-1;6;10); DATE([.$A$1];6;10))" office:value-type="date" office:date-value="2022-06-10" calcext:value-type="date">
            <text:p>06/10/22</text:p>
          </table:table-cell>
          <table:table-cell table:style-name="ce29" office:value-type="string" calcext:value-type="string">
            <text:p>June 10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string" calcext:value-type="string">
            <text:p>lff2018-ephrem-of-nisib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1)&gt;=DATE([.$A$1];12;25) + 8 - WEEKDAY(DATE([.$A$1];12;25)) - 7 * 5;  DATE([.$A$1]-1;6;11); DATE([.$A$1];6;11))" office:value-type="date" office:date-value="2022-06-11" calcext:value-type="date">
            <text:p>06/11/22</text:p>
          </table:table-cell>
          <table:table-cell table:style-name="ce29" office:value-type="string" calcext:value-type="string">
            <text:p>June 11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string" calcext:value-type="string">
            <text:p>lff2018-saint-barnab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2)&gt;=DATE([.$A$1];12;25) + 8 - WEEKDAY(DATE([.$A$1];12;25)) - 7 * 5;  DATE([.$A$1]-1;6;12); DATE([.$A$1];6;12))" office:value-type="date" office:date-value="2022-06-12" calcext:value-type="date">
            <text:p>06/12/22</text:p>
          </table:table-cell>
          <table:table-cell table:style-name="ce29" office:value-type="string" calcext:value-type="string">
            <text:p>June 12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lff2018-enmegahbow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4)&gt;=DATE([.$A$1];12;25) + 8 - WEEKDAY(DATE([.$A$1];12;25)) - 7 * 5;  DATE([.$A$1]-1;6;14); DATE([.$A$1];6;14))" office:value-type="date" office:date-value="2022-06-14" calcext:value-type="date">
            <text:p>06/14/22</text:p>
          </table:table-cell>
          <table:table-cell table:style-name="ce29" office:value-type="string" calcext:value-type="string">
            <text:p>June 14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string" calcext:value-type="string">
            <text:p>lff2018-basil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5)&gt;=DATE([.$A$1];12;25) + 8 - WEEKDAY(DATE([.$A$1];12;25)) - 7 * 5;  DATE([.$A$1]-1;6;15); DATE([.$A$1];6;15))" office:value-type="date" office:date-value="2022-06-15" calcext:value-type="date">
            <text:p>06/15/22</text:p>
          </table:table-cell>
          <table:table-cell table:style-name="ce29" office:value-type="string" calcext:value-type="string">
            <text:p>June 15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string" calcext:value-type="string">
            <text:p>lff2018-evelyn-underhi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6)&gt;=DATE([.$A$1];12;25) + 8 - WEEKDAY(DATE([.$A$1];12;25)) - 7 * 5;  DATE([.$A$1]-1;6;16); DATE([.$A$1];6;16))" office:value-type="date" office:date-value="2022-06-16" calcext:value-type="date">
            <text:p>06/16/22</text:p>
          </table:table-cell>
          <table:table-cell table:style-name="ce29" office:value-type="string" calcext:value-type="string">
            <text:p>June 16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string" calcext:value-type="string">
            <text:p>lff2018-joseph-butl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7)&gt;=DATE([.$A$1];12;25) + 8 - WEEKDAY(DATE([.$A$1];12;25)) - 7 * 5;  DATE([.$A$1]-1;6;17); DATE([.$A$1];6;17))" office:value-type="date" office:date-value="2022-06-17" calcext:value-type="date">
            <text:p>06/17/22</text:p>
          </table:table-cell>
          <table:table-cell table:style-name="ce29" office:value-type="string" calcext:value-type="string">
            <text:p>June 17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lff2018-marina-the-mon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8)&gt;=DATE([.$A$1];12;25) + 8 - WEEKDAY(DATE([.$A$1];12;25)) - 7 * 5;  DATE([.$A$1]-1;6;18); DATE([.$A$1];6;18))" office:value-type="date" office:date-value="2022-06-18" calcext:value-type="date">
            <text:p>06/18/22</text:p>
          </table:table-cell>
          <table:table-cell table:style-name="ce29" office:value-type="string" calcext:value-type="string">
            <text:p>June 18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string" calcext:value-type="string">
            <text:p>lff2018-bernard-mizek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9)&gt;=DATE([.$A$1];12;25) + 8 - WEEKDAY(DATE([.$A$1];12;25)) - 7 * 5;  DATE([.$A$1]-1;6;19); DATE([.$A$1];6;19))" office:value-type="date" office:date-value="2022-06-19" calcext:value-type="date">
            <text:p>06/19/22</text:p>
          </table:table-cell>
          <table:table-cell table:style-name="ce29" office:value-type="string" calcext:value-type="string">
            <text:p>June 19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string" calcext:value-type="string">
            <text:p>lff2018-adelaide-teague-c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2)&gt;=DATE([.$A$1];12;25) + 8 - WEEKDAY(DATE([.$A$1];12;25)) - 7 * 5;  DATE([.$A$1]-1;6;22); DATE([.$A$1];6;22))" office:value-type="date" office:date-value="2022-06-22" calcext:value-type="date">
            <text:p>06/22/22</text:p>
          </table:table-cell>
          <table:table-cell table:style-name="ce29" office:value-type="string" calcext:value-type="string">
            <text:p>June 22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lff2018-alb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4)&gt;=DATE([.$A$1];12;25) + 8 - WEEKDAY(DATE([.$A$1];12;25)) - 7 * 5;  DATE([.$A$1]-1;6;24); DATE([.$A$1];6;24))" office:value-type="date" office:date-value="2022-06-24" calcext:value-type="date">
            <text:p>06/24/22</text:p>
          </table:table-cell>
          <table:table-cell table:style-name="ce29" office:value-type="string" calcext:value-type="string">
            <text:p>June 24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lff2018-nativity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6)&gt;=DATE([.$A$1];12;25) + 8 - WEEKDAY(DATE([.$A$1];12;25)) - 7 * 5;  DATE([.$A$1]-1;6;26); DATE([.$A$1];6;26))" office:value-type="date" office:date-value="2022-06-26" calcext:value-type="date">
            <text:p>06/26/22</text:p>
          </table:table-cell>
          <table:table-cell table:style-name="ce29" office:value-type="string" calcext:value-type="string">
            <text:p>June 26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lff2018-isabel-florence-hapgoo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8)&gt;=DATE([.$A$1];12;25) + 8 - WEEKDAY(DATE([.$A$1];12;25)) - 7 * 5;  DATE([.$A$1]-1;6;28); DATE([.$A$1];6;28))" office:value-type="date" office:date-value="2022-06-28" calcext:value-type="date">
            <text:p>06/28/22</text:p>
          </table:table-cell>
          <table:table-cell table:style-name="ce29" office:value-type="string" calcext:value-type="string">
            <text:p>June 28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string" calcext:value-type="string">
            <text:p>lff2018-irenaeus-of-lyo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9)&gt;=DATE([.$A$1];12;25) + 8 - WEEKDAY(DATE([.$A$1];12;25)) - 7 * 5;  DATE([.$A$1]-1;6;29); DATE([.$A$1];6;29))" office:value-type="date" office:date-value="2022-06-29" calcext:value-type="date">
            <text:p>06/29/22</text:p>
          </table:table-cell>
          <table:table-cell table:style-name="ce29" office:value-type="string" calcext:value-type="string">
            <text:p>June 29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string" calcext:value-type="string">
            <text:p>lff2018-apostles-saint-peter-and-sain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)&gt;=DATE([.$A$1];12;25) + 8 - WEEKDAY(DATE([.$A$1];12;25)) - 7 * 5;  DATE([.$A$1]-1;7;1); DATE([.$A$1];7;1))" office:value-type="date" office:date-value="2022-07-01" calcext:value-type="date">
            <text:p>07/01/22</text:p>
          </table:table-cell>
          <table:table-cell table:style-name="ce29" office:value-type="string" calcext:value-type="string">
            <text:p>July 1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string" calcext:value-type="string">
            <text:p>lff2018-pauli-mur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)&gt;=DATE([.$A$1];12;25) + 8 - WEEKDAY(DATE([.$A$1];12;25)) - 7 * 5;  DATE([.$A$1]-1;7;2); DATE([.$A$1];7;2))" office:value-type="date" office:date-value="2022-07-02" calcext:value-type="date">
            <text:p>07/02/22</text:p>
          </table:table-cell>
          <table:table-cell table:style-name="ce29" office:value-type="string" calcext:value-type="string">
            <text:p>July 2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string" calcext:value-type="string">
            <text:p>lff2018-moses-the-bla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4)&gt;=DATE([.$A$1];12;25) + 8 - WEEKDAY(DATE([.$A$1];12;25)) - 7 * 5;  DATE([.$A$1]-1;7;4); DATE([.$A$1];7;4))" office:value-type="date" office:date-value="2022-07-04" calcext:value-type="date">
            <text:p>07/04/22</text:p>
          </table:table-cell>
          <table:table-cell table:style-name="ce29" office:value-type="string" calcext:value-type="string">
            <text:p>July 4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string" calcext:value-type="string">
            <text:p>lff2018-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6)&gt;=DATE([.$A$1];12;25) + 8 - WEEKDAY(DATE([.$A$1];12;25)) - 7 * 5;  DATE([.$A$1]-1;7;6); DATE([.$A$1];7;6))" office:value-type="date" office:date-value="2022-07-06" calcext:value-type="date">
            <text:p>07/06/22</text:p>
          </table:table-cell>
          <table:table-cell table:style-name="ce29" office:value-type="string" calcext:value-type="string">
            <text:p>July 6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string" calcext:value-type="string">
            <text:p>lff2018-eva-lee-matthew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8)&gt;=DATE([.$A$1];12;25) + 8 - WEEKDAY(DATE([.$A$1];12;25)) - 7 * 5;  DATE([.$A$1]-1;7;8); DATE([.$A$1];7;8))" office:value-type="date" office:date-value="2022-07-08" calcext:value-type="date">
            <text:p>07/08/22</text:p>
          </table:table-cell>
          <table:table-cell table:style-name="ce29" office:value-type="string" calcext:value-type="string">
            <text:p>July 8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lff2018-priscil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1)&gt;=DATE([.$A$1];12;25) + 8 - WEEKDAY(DATE([.$A$1];12;25)) - 7 * 5;  DATE([.$A$1]-1;7;11); DATE([.$A$1];7;11))" office:value-type="date" office:date-value="2022-07-11" calcext:value-type="date">
            <text:p>07/11/22</text:p>
          </table:table-cell>
          <table:table-cell table:style-name="ce29" office:value-type="string" calcext:value-type="string">
            <text:p>July 11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string" calcext:value-type="string">
            <text:p>lff2018-benedict-of-nurs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4)&gt;=DATE([.$A$1];12;25) + 8 - WEEKDAY(DATE([.$A$1];12;25)) - 7 * 5;  DATE([.$A$1]-1;7;14); DATE([.$A$1];7;14))" office:value-type="date" office:date-value="2022-07-14" calcext:value-type="date">
            <text:p>07/14/22</text:p>
          </table:table-cell>
          <table:table-cell table:style-name="ce29" office:value-type="string" calcext:value-type="string">
            <text:p>July 1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string" calcext:value-type="string">
            <text:p>lff2018-argula-von-grum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7)&gt;=DATE([.$A$1];12;25) + 8 - WEEKDAY(DATE([.$A$1];12;25)) - 7 * 5;  DATE([.$A$1]-1;7;17); DATE([.$A$1];7;17))" office:value-type="date" office:date-value="2022-07-17" calcext:value-type="date">
            <text:p>07/17/22</text:p>
          </table:table-cell>
          <table:table-cell table:style-name="ce29" office:value-type="string" calcext:value-type="string">
            <text:p>July 17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string" calcext:value-type="string">
            <text:p>lff2018-william-whi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9)&gt;=DATE([.$A$1];12;25) + 8 - WEEKDAY(DATE([.$A$1];12;25)) - 7 * 5;  DATE([.$A$1]-1;7;19); DATE([.$A$1];7;19))" office:value-type="date" office:date-value="2022-07-19" calcext:value-type="date">
            <text:p>07/19/22</text:p>
          </table:table-cell>
          <table:table-cell table:style-name="ce29" office:value-type="string" calcext:value-type="string">
            <text:p>July 19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string" calcext:value-type="string">
            <text:p>lff2018-macrina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0)&gt;=DATE([.$A$1];12;25) + 8 - WEEKDAY(DATE([.$A$1];12;25)) - 7 * 5;  DATE([.$A$1]-1;7;20); DATE([.$A$1];7;20))" office:value-type="date" office:date-value="2022-07-20" calcext:value-type="date">
            <text:p>07/20/22</text:p>
          </table:table-cell>
          <table:table-cell table:style-name="ce29" office:value-type="string" calcext:value-type="string">
            <text:p>July 20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string" calcext:value-type="string">
            <text:p>lff2018-elizabeth-cady-stan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1)&gt;=DATE([.$A$1];12;25) + 8 - WEEKDAY(DATE([.$A$1];12;25)) - 7 * 5;  DATE([.$A$1]-1;7;21); DATE([.$A$1];7;21))" office:value-type="date" office:date-value="2022-07-21" calcext:value-type="date">
            <text:p>07/21/22</text:p>
          </table:table-cell>
          <table:table-cell table:style-name="ce29" office:value-type="string" calcext:value-type="string">
            <text:p>July 21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string" calcext:value-type="string">
            <text:p>lff2018-maria-skobtsov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2)&gt;=DATE([.$A$1];12;25) + 8 - WEEKDAY(DATE([.$A$1];12;25)) - 7 * 5;  DATE([.$A$1]-1;7;22); DATE([.$A$1];7;22))" office:value-type="date" office:date-value="2022-07-22" calcext:value-type="date">
            <text:p>07/22/22</text:p>
          </table:table-cell>
          <table:table-cell table:style-name="ce29" office:value-type="string" calcext:value-type="string">
            <text:p>July 22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string" calcext:value-type="string">
            <text:p>lff2018-sain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3)&gt;=DATE([.$A$1];12;25) + 8 - WEEKDAY(DATE([.$A$1];12;25)) - 7 * 5;  DATE([.$A$1]-1;7;23); DATE([.$A$1];7;23))" office:value-type="date" office:date-value="2022-07-23" calcext:value-type="date">
            <text:p>07/23/22</text:p>
          </table:table-cell>
          <table:table-cell table:style-name="ce29" office:value-type="string" calcext:value-type="string">
            <text:p>July 23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string" calcext:value-type="string">
            <text:p>lff2018-john-cass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4)&gt;=DATE([.$A$1];12;25) + 8 - WEEKDAY(DATE([.$A$1];12;25)) - 7 * 5;  DATE([.$A$1]-1;7;24); DATE([.$A$1];7;24))" office:value-type="date" office:date-value="2022-07-24" calcext:value-type="date">
            <text:p>07/24/22</text:p>
          </table:table-cell>
          <table:table-cell table:style-name="ce29" office:value-type="string" calcext:value-type="string">
            <text:p>July 24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string" calcext:value-type="string">
            <text:p>lff2018-thomas-a-kemp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5)&gt;=DATE([.$A$1];12;25) + 8 - WEEKDAY(DATE([.$A$1];12;25)) - 7 * 5;  DATE([.$A$1]-1;7;25); DATE([.$A$1];7;25))" office:value-type="date" office:date-value="2022-07-25" calcext:value-type="date">
            <text:p>07/25/22</text:p>
          </table:table-cell>
          <table:table-cell table:style-name="ce29" office:value-type="string" calcext:value-type="string">
            <text:p>July 25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string" calcext:value-type="string">
            <text:p>lff2018-saint-jame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6)&gt;=DATE([.$A$1];12;25) + 8 - WEEKDAY(DATE([.$A$1];12;25)) - 7 * 5;  DATE([.$A$1]-1;7;26); DATE([.$A$1];7;26))" office:value-type="date" office:date-value="2022-07-26" calcext:value-type="date">
            <text:p>07/26/22</text:p>
          </table:table-cell>
          <table:table-cell table:style-name="ce29" office:value-type="string" calcext:value-type="string">
            <text:p>July 26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lff2018-parents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7)&gt;=DATE([.$A$1];12;25) + 8 - WEEKDAY(DATE([.$A$1];12;25)) - 7 * 5;  DATE([.$A$1]-1;7;27); DATE([.$A$1];7;27))" office:value-type="date" office:date-value="2022-07-27" calcext:value-type="date">
            <text:p>07/27/22</text:p>
          </table:table-cell>
          <table:table-cell table:style-name="ce29" office:value-type="string" calcext:value-type="string">
            <text:p>July 2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lff2018-william-reed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8)&gt;=DATE([.$A$1];12;25) + 8 - WEEKDAY(DATE([.$A$1];12;25)) - 7 * 5;  DATE([.$A$1]-1;7;28); DATE([.$A$1];7;28))" office:value-type="date" office:date-value="2022-07-28" calcext:value-type="date">
            <text:p>07/28/22</text:p>
          </table:table-cell>
          <table:table-cell table:style-name="ce29" office:value-type="string" calcext:value-type="string">
            <text:p>July 28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string" calcext:value-type="string">
            <text:p>lff2018-johann-sebastian-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9)&gt;=DATE([.$A$1];12;25) + 8 - WEEKDAY(DATE([.$A$1];12;25)) - 7 * 5;  DATE([.$A$1]-1;7;29); DATE([.$A$1];7;29))" office:value-type="date" office:date-value="2022-07-29" calcext:value-type="date">
            <text:p>07/29/22</text:p>
          </table:table-cell>
          <table:table-cell table:style-name="ce29" office:value-type="string" calcext:value-type="string">
            <text:p>July 29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lff2018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30)&gt;=DATE([.$A$1];12;25) + 8 - WEEKDAY(DATE([.$A$1];12;25)) - 7 * 5;  DATE([.$A$1]-1;7;30); DATE([.$A$1];7;30))" office:value-type="date" office:date-value="2022-07-30" calcext:value-type="date">
            <text:p>07/30/22</text:p>
          </table:table-cell>
          <table:table-cell table:style-name="ce29" office:value-type="string" calcext:value-type="string">
            <text:p>July 30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string" calcext:value-type="string">
            <text:p>lff2018-william-wilberfor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31)&gt;=DATE([.$A$1];12;25) + 8 - WEEKDAY(DATE([.$A$1];12;25)) - 7 * 5;  DATE([.$A$1]-1;7;31); DATE([.$A$1];7;31))" office:value-type="date" office:date-value="2022-07-31" calcext:value-type="date">
            <text:p>07/31/22</text:p>
          </table:table-cell>
          <table:table-cell table:style-name="ce29" office:value-type="string" calcext:value-type="string">
            <text:p>July 31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string" calcext:value-type="string">
            <text:p>lff2018-ignatius-of-loy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)&gt;=DATE([.$A$1];12;25) + 8 - WEEKDAY(DATE([.$A$1];12;25)) - 7 * 5;  DATE([.$A$1]-1;8;1); DATE([.$A$1];8;1))" office:value-type="date" office:date-value="2022-08-01" calcext:value-type="date">
            <text:p>08/01/22</text:p>
          </table:table-cell>
          <table:table-cell table:style-name="ce29" office:value-type="string" calcext:value-type="string">
            <text:p>August 1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lff2018-joseph-of-arimath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)&gt;=DATE([.$A$1];12;25) + 8 - WEEKDAY(DATE([.$A$1];12;25)) - 7 * 5;  DATE([.$A$1]-1;8;3); DATE([.$A$1];8;3))" office:value-type="date" office:date-value="2022-08-03" calcext:value-type="date">
            <text:p>08/03/22</text:p>
          </table:table-cell>
          <table:table-cell table:style-name="ce29" office:value-type="string" calcext:value-type="string">
            <text:p>August 3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string" calcext:value-type="string">
            <text:p>lff2018-joan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6)&gt;=DATE([.$A$1];12;25) + 8 - WEEKDAY(DATE([.$A$1];12;25)) - 7 * 5;  DATE([.$A$1]-1;8;6); DATE([.$A$1];8;6)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string" calcext:value-type="string">
            <text:p>lff2018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7)&gt;=DATE([.$A$1];12;25) + 8 - WEEKDAY(DATE([.$A$1];12;25)) - 7 * 5;  DATE([.$A$1]-1;8;7); DATE([.$A$1];8;7))" office:value-type="date" office:date-value="2022-08-07" calcext:value-type="date">
            <text:p>08/07/22</text:p>
          </table:table-cell>
          <table:table-cell table:style-name="ce29" office:value-type="string" calcext:value-type="string">
            <text:p>August 7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string" calcext:value-type="string">
            <text:p>lff2018-john-mason-ne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8)&gt;=DATE([.$A$1];12;25) + 8 - WEEKDAY(DATE([.$A$1];12;25)) - 7 * 5;  DATE([.$A$1]-1;8;8); DATE([.$A$1];8;8))" office:value-type="date" office:date-value="2022-08-08" calcext:value-type="date">
            <text:p>08/08/22</text:p>
          </table:table-cell>
          <table:table-cell table:style-name="ce29" office:value-type="string" calcext:value-type="string">
            <text:p>August 8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string" calcext:value-type="string">
            <text:p>lff2018-dominic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9)&gt;=DATE([.$A$1];12;25) + 8 - WEEKDAY(DATE([.$A$1];12;25)) - 7 * 5;  DATE([.$A$1]-1;8;9); DATE([.$A$1];8;9))" office:value-type="date" office:date-value="2022-08-09" calcext:value-type="date">
            <text:p>08/09/22</text:p>
          </table:table-cell>
          <table:table-cell table:style-name="ce29" office:value-type="string" calcext:value-type="string">
            <text:p>August 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lff2018-edith-ste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0)&gt;=DATE([.$A$1];12;25) + 8 - WEEKDAY(DATE([.$A$1];12;25)) - 7 * 5;  DATE([.$A$1]-1;8;10); DATE([.$A$1];8;10))" office:value-type="date" office:date-value="2022-08-10" calcext:value-type="date">
            <text:p>08/10/22</text:p>
          </table:table-cell>
          <table:table-cell table:style-name="ce29" office:value-type="string" calcext:value-type="string">
            <text:p>August 10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string" calcext:value-type="string">
            <text:p>lff2018-laurence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1)&gt;=DATE([.$A$1];12;25) + 8 - WEEKDAY(DATE([.$A$1];12;25)) - 7 * 5;  DATE([.$A$1]-1;8;11); DATE([.$A$1];8;11))" office:value-type="date" office:date-value="2022-08-11" calcext:value-type="date">
            <text:p>08/11/22</text:p>
          </table:table-cell>
          <table:table-cell table:style-name="ce29" office:value-type="string" calcext:value-type="string">
            <text:p>August 11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string" calcext:value-type="string">
            <text:p>lff2018-clare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2)&gt;=DATE([.$A$1];12;25) + 8 - WEEKDAY(DATE([.$A$1];12;25)) - 7 * 5;  DATE([.$A$1]-1;8;12); DATE([.$A$1];8;12))" office:value-type="date" office:date-value="2022-08-12" calcext:value-type="date">
            <text:p>08/12/22</text:p>
          </table:table-cell>
          <table:table-cell table:style-name="ce29" office:value-type="string" calcext:value-type="string">
            <text:p>August 12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string" calcext:value-type="string">
            <text:p>lff2018-florence-nighting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3)&gt;=DATE([.$A$1];12;25) + 8 - WEEKDAY(DATE([.$A$1];12;25)) - 7 * 5;  DATE([.$A$1]-1;8;13); DATE([.$A$1];8;13))" office:value-type="date" office:date-value="2022-08-13" calcext:value-type="date">
            <text:p>08/13/22</text:p>
          </table:table-cell>
          <table:table-cell table:style-name="ce29" office:value-type="string" calcext:value-type="string">
            <text:p>August 13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string" calcext:value-type="string">
            <text:p>lff2018-jeremy-tayl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4)&gt;=DATE([.$A$1];12;25) + 8 - WEEKDAY(DATE([.$A$1];12;25)) - 7 * 5;  DATE([.$A$1]-1;8;14); DATE([.$A$1];8;14))" office:value-type="date" office:date-value="2022-08-14" calcext:value-type="date">
            <text:p>08/14/22</text:p>
          </table:table-cell>
          <table:table-cell table:style-name="ce29" office:value-type="string" calcext:value-type="string">
            <text:p>August 1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string" calcext:value-type="string">
            <text:p>lff2018-jonathan-myrick-dani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5)&gt;=DATE([.$A$1];12;25) + 8 - WEEKDAY(DATE([.$A$1];12;25)) - 7 * 5;  DATE([.$A$1]-1;8;15); DATE([.$A$1];8;15))" office:value-type="date" office:date-value="2022-08-15" calcext:value-type="date">
            <text:p>08/15/22</text:p>
          </table:table-cell>
          <table:table-cell table:style-name="ce29" office:value-type="string" calcext:value-type="string">
            <text:p>August 15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lff2018-sain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8)&gt;=DATE([.$A$1];12;25) + 8 - WEEKDAY(DATE([.$A$1];12;25)) - 7 * 5;  DATE([.$A$1]-1;8;18); DATE([.$A$1];8;18))" office:value-type="date" office:date-value="2022-08-18" calcext:value-type="date">
            <text:p>08/18/22</text:p>
          </table:table-cell>
          <table:table-cell table:style-name="ce29" office:value-type="string" calcext:value-type="string">
            <text:p>August 18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string" calcext:value-type="string">
            <text:p>lff2018-william-porcher-dubo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0)&gt;=DATE([.$A$1];12;25) + 8 - WEEKDAY(DATE([.$A$1];12;25)) - 7 * 5;  DATE([.$A$1]-1;8;20); DATE([.$A$1];8;20))" office:value-type="date" office:date-value="2022-08-20" calcext:value-type="date">
            <text:p>08/20/22</text:p>
          </table:table-cell>
          <table:table-cell table:style-name="ce29" office:value-type="string" calcext:value-type="string">
            <text:p>August 20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lff2018-bernard-of-clairva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4)&gt;=DATE([.$A$1];12;25) + 8 - WEEKDAY(DATE([.$A$1];12;25)) - 7 * 5;  DATE([.$A$1]-1;8;24); DATE([.$A$1];8;24))" office:value-type="date" office:date-value="2022-08-24" calcext:value-type="date">
            <text:p>08/24/22</text:p>
          </table:table-cell>
          <table:table-cell table:style-name="ce29" office:value-type="string" calcext:value-type="string">
            <text:p>August 24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string" calcext:value-type="string">
            <text:p>lff2018-saint-bartholom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5)&gt;=DATE([.$A$1];12;25) + 8 - WEEKDAY(DATE([.$A$1];12;25)) - 7 * 5;  DATE([.$A$1]-1;8;25); DATE([.$A$1];8;25))" office:value-type="date" office:date-value="2022-08-25" calcext:value-type="date">
            <text:p>08/25/22</text:p>
          </table:table-cell>
          <table:table-cell table:style-name="ce29" office:value-type="string" calcext:value-type="string">
            <text:p>August 25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lff2018-lou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7)&gt;=DATE([.$A$1];12;25) + 8 - WEEKDAY(DATE([.$A$1];12;25)) - 7 * 5;  DATE([.$A$1]-1;8;27); DATE([.$A$1];8;27))" office:value-type="date" office:date-value="2022-08-27" calcext:value-type="date">
            <text:p>08/27/22</text:p>
          </table:table-cell>
          <table:table-cell table:style-name="ce29" office:value-type="string" calcext:value-type="string">
            <text:p>August 27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string" calcext:value-type="string">
            <text:p>lff2018-thomas-gall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8)&gt;=DATE([.$A$1];12;25) + 8 - WEEKDAY(DATE([.$A$1];12;25)) - 7 * 5;  DATE([.$A$1]-1;8;28); DATE([.$A$1];8;28))" office:value-type="date" office:date-value="2022-08-28" calcext:value-type="date">
            <text:p>08/28/22</text:p>
          </table:table-cell>
          <table:table-cell table:style-name="ce29" office:value-type="string" calcext:value-type="string">
            <text:p>August 28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string" calcext:value-type="string">
            <text:p>lff2018-augustine-of-hipp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9)&gt;=DATE([.$A$1];12;25) + 8 - WEEKDAY(DATE([.$A$1];12;25)) - 7 * 5;  DATE([.$A$1]-1;8;29); DATE([.$A$1];8;29))" office:value-type="date" office:date-value="2022-08-29" calcext:value-type="date">
            <text:p>08/29/22</text:p>
          </table:table-cell>
          <table:table-cell table:style-name="ce29" office:value-type="string" calcext:value-type="string">
            <text:p>August 29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string" calcext:value-type="string">
            <text:p>lff2018-beheading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0)&gt;=DATE([.$A$1];12;25) + 8 - WEEKDAY(DATE([.$A$1];12;25)) - 7 * 5;  DATE([.$A$1]-1;8;30); DATE([.$A$1];8;30))" office:value-type="date" office:date-value="2022-08-30" calcext:value-type="date">
            <text:p>08/30/22</text:p>
          </table:table-cell>
          <table:table-cell table:style-name="ce29" office:value-type="string" calcext:value-type="string">
            <text:p>August 30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string" calcext:value-type="string">
            <text:p>lff2018-margaret-wa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1)&gt;=DATE([.$A$1];12;25) + 8 - WEEKDAY(DATE([.$A$1];12;25)) - 7 * 5;  DATE([.$A$1]-1;8;31); DATE([.$A$1];8;31))" office:value-type="date" office:date-value="2022-08-31" calcext:value-type="date">
            <text:p>08/31/22</text:p>
          </table:table-cell>
          <table:table-cell table:style-name="ce29" office:value-type="string" calcext:value-type="string">
            <text:p>August 3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lff2018-aidan-of-lindisfar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)&gt;=DATE([.$A$1];12;25) + 8 - WEEKDAY(DATE([.$A$1];12;25)) - 7 * 5;  DATE([.$A$1]-1;9;1); DATE([.$A$1];9;1))" office:value-type="date" office:date-value="2022-09-01" calcext:value-type="date">
            <text:p>09/01/22</text:p>
          </table:table-cell>
          <table:table-cell table:style-name="ce29" office:value-type="string" calcext:value-type="string">
            <text:p>September 1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string" calcext:value-type="string">
            <text:p>lff2018-david-pendleton-oakerha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)&gt;=DATE([.$A$1];12;25) + 8 - WEEKDAY(DATE([.$A$1];12;25)) - 7 * 5;  DATE([.$A$1]-1;9;2); DATE([.$A$1];9;2))" office:value-type="date" office:date-value="2022-09-02" calcext:value-type="date">
            <text:p>09/02/22</text:p>
          </table:table-cell>
          <table:table-cell table:style-name="ce29" office:value-type="string" calcext:value-type="string">
            <text:p>September 2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string" calcext:value-type="string">
            <text:p>lff2018-martyrs-of-new-guin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3)&gt;=DATE([.$A$1];12;25) + 8 - WEEKDAY(DATE([.$A$1];12;25)) - 7 * 5;  DATE([.$A$1]-1;9;3); DATE([.$A$1];9;3))" office:value-type="date" office:date-value="2022-09-03" calcext:value-type="date">
            <text:p>09/03/22</text:p>
          </table:table-cell>
          <table:table-cell table:style-name="ce29" office:value-type="string" calcext:value-type="string">
            <text:p>September 3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lff2018-phoeb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4)&gt;=DATE([.$A$1];12;25) + 8 - WEEKDAY(DATE([.$A$1];12;25)) - 7 * 5;  DATE([.$A$1]-1;9;4); DATE([.$A$1];9;4))" office:value-type="date" office:date-value="2022-09-04" calcext:value-type="date">
            <text:p>09/04/22</text:p>
          </table:table-cell>
          <table:table-cell table:style-name="ce29" office:value-type="string" calcext:value-type="string">
            <text:p>September 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lff2018-paul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5)&gt;=DATE([.$A$1];12;25) + 8 - WEEKDAY(DATE([.$A$1];12;25)) - 7 * 5;  DATE([.$A$1]-1;9;5); DATE([.$A$1];9;5))" office:value-type="date" office:date-value="2022-09-05" calcext:value-type="date">
            <text:p>09/05/22</text:p>
          </table:table-cell>
          <table:table-cell table:style-name="ce29" office:value-type="string" calcext:value-type="string">
            <text:p>September 5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lff2018-katharina-z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6)&gt;=DATE([.$A$1];12;25) + 8 - WEEKDAY(DATE([.$A$1];12;25)) - 7 * 5;  DATE([.$A$1]-1;9;6); DATE([.$A$1];9;6))" office:value-type="date" office:date-value="2022-09-06" calcext:value-type="date">
            <text:p>09/06/22</text:p>
          </table:table-cell>
          <table:table-cell table:style-name="ce29" office:value-type="string" calcext:value-type="string">
            <text:p>September 6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lff2018-hannah-mo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7)&gt;=DATE([.$A$1];12;25) + 8 - WEEKDAY(DATE([.$A$1];12;25)) - 7 * 5;  DATE([.$A$1]-1;9;7); DATE([.$A$1];9;7))" office:value-type="date" office:date-value="2022-09-07" calcext:value-type="date">
            <text:p>09/07/22</text:p>
          </table:table-cell>
          <table:table-cell table:style-name="ce29" office:value-type="string" calcext:value-type="string">
            <text:p>September 7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lff2018-kassia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8)&gt;=DATE([.$A$1];12;25) + 8 - WEEKDAY(DATE([.$A$1];12;25)) - 7 * 5;  DATE([.$A$1]-1;9;8); DATE([.$A$1];9;8))" office:value-type="date" office:date-value="2022-09-08" calcext:value-type="date">
            <text:p>09/08/22</text:p>
          </table:table-cell>
          <table:table-cell table:style-name="ce29" office:value-type="string" calcext:value-type="string">
            <text:p>September 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lff2018-nativity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9)&gt;=DATE([.$A$1];12;25) + 8 - WEEKDAY(DATE([.$A$1];12;25)) - 7 * 5;  DATE([.$A$1]-1;9;9); DATE([.$A$1];9;9))" office:value-type="date" office:date-value="2022-09-09" calcext:value-type="date">
            <text:p>09/09/22</text:p>
          </table:table-cell>
          <table:table-cell table:style-name="ce29" office:value-type="string" calcext:value-type="string">
            <text:p>September 9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lff2018-constan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0)&gt;=DATE([.$A$1];12;25) + 8 - WEEKDAY(DATE([.$A$1];12;25)) - 7 * 5;  DATE([.$A$1]-1;9;10); DATE([.$A$1];9;10))" office:value-type="date" office:date-value="2022-09-10" calcext:value-type="date">
            <text:p>09/10/22</text:p>
          </table:table-cell>
          <table:table-cell table:style-name="ce29" office:value-type="string" calcext:value-type="string">
            <text:p>September 10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lff2018-alexander-crumm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2)&gt;=DATE([.$A$1];12;25) + 8 - WEEKDAY(DATE([.$A$1];12;25)) - 7 * 5;  DATE([.$A$1]-1;9;12); DATE([.$A$1];9;12))" office:value-type="date" office:date-value="2022-09-12" calcext:value-type="date">
            <text:p>09/12/22</text:p>
          </table:table-cell>
          <table:table-cell table:style-name="ce29" office:value-type="string" calcext:value-type="string">
            <text:p>September 12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lff2018-john-henry-hoba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3)&gt;=DATE([.$A$1];12;25) + 8 - WEEKDAY(DATE([.$A$1];12;25)) - 7 * 5;  DATE([.$A$1]-1;9;13); DATE([.$A$1];9;13))" office:value-type="date" office:date-value="2022-09-13" calcext:value-type="date">
            <text:p>09/13/22</text:p>
          </table:table-cell>
          <table:table-cell table:style-name="ce29" office:value-type="string" calcext:value-type="string">
            <text:p>September 13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lff2018-cyprian-of-cartha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4)&gt;=DATE([.$A$1];12;25) + 8 - WEEKDAY(DATE([.$A$1];12;25)) - 7 * 5;  DATE([.$A$1]-1;9;14); DATE([.$A$1];9;14))" office:value-type="date" office:date-value="2022-09-14" calcext:value-type="date">
            <text:p>09/14/22</text:p>
          </table:table-cell>
          <table:table-cell table:style-name="ce29" office:value-type="string" calcext:value-type="string">
            <text:p>September 14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lff2018-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5)&gt;=DATE([.$A$1];12;25) + 8 - WEEKDAY(DATE([.$A$1];12;25)) - 7 * 5;  DATE([.$A$1]-1;9;15); DATE([.$A$1];9;15))" office:value-type="date" office:date-value="2022-09-15" calcext:value-type="date">
            <text:p>09/15/22</text:p>
          </table:table-cell>
          <table:table-cell table:style-name="ce29" office:value-type="string" calcext:value-type="string">
            <text:p>September 15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lff2018-catherine-of-geno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6)&gt;=DATE([.$A$1];12;25) + 8 - WEEKDAY(DATE([.$A$1];12;25)) - 7 * 5;  DATE([.$A$1]-1;9;16); DATE([.$A$1];9;16))" office:value-type="date" office:date-value="2022-09-16" calcext:value-type="date">
            <text:p>09/16/22</text:p>
          </table:table-cell>
          <table:table-cell table:style-name="ce29" office:value-type="string" calcext:value-type="string">
            <text:p>September 16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lff2018-nin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7)&gt;=DATE([.$A$1];12;25) + 8 - WEEKDAY(DATE([.$A$1];12;25)) - 7 * 5;  DATE([.$A$1]-1;9;17); DATE([.$A$1];9;17))" office:value-type="date" office:date-value="2022-09-17" calcext:value-type="date">
            <text:p>09/17/22</text:p>
          </table:table-cell>
          <table:table-cell table:style-name="ce29" office:value-type="string" calcext:value-type="string">
            <text:p>September 17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lff2018-hildegard-of-bing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8)&gt;=DATE([.$A$1];12;25) + 8 - WEEKDAY(DATE([.$A$1];12;25)) - 7 * 5;  DATE([.$A$1]-1;9;18); DATE([.$A$1];9;18))" office:value-type="date" office:date-value="2022-09-18" calcext:value-type="date">
            <text:p>09/18/22</text:p>
          </table:table-cell>
          <table:table-cell table:style-name="ce29" office:value-type="string" calcext:value-type="string">
            <text:p>September 18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lff2018-edward-bouverie-pu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9)&gt;=DATE([.$A$1];12;25) + 8 - WEEKDAY(DATE([.$A$1];12;25)) - 7 * 5;  DATE([.$A$1]-1;9;19); DATE([.$A$1];9;19))" office:value-type="date" office:date-value="2022-09-19" calcext:value-type="date">
            <text:p>09/19/22</text:p>
          </table:table-cell>
          <table:table-cell table:style-name="ce29" office:value-type="string" calcext:value-type="string">
            <text:p>September 19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lff2018-theodore-of-tars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0)&gt;=DATE([.$A$1];12;25) + 8 - WEEKDAY(DATE([.$A$1];12;25)) - 7 * 5;  DATE([.$A$1]-1;9;20); DATE([.$A$1];9;20))" office:value-type="date" office:date-value="2022-09-20" calcext:value-type="date">
            <text:p>09/20/22</text:p>
          </table:table-cell>
          <table:table-cell table:style-name="ce29" office:value-type="string" calcext:value-type="string">
            <text:p>September 20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lff2018-john-coleridge-patte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1)&gt;=DATE([.$A$1];12;25) + 8 - WEEKDAY(DATE([.$A$1];12;25)) - 7 * 5;  DATE([.$A$1]-1;9;21); DATE([.$A$1];9;21))" office:value-type="date" office:date-value="2022-09-21" calcext:value-type="date">
            <text:p>09/21/22</text:p>
          </table:table-cell>
          <table:table-cell table:style-name="ce29" office:value-type="string" calcext:value-type="string">
            <text:p>September 21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lff2018-sain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2)&gt;=DATE([.$A$1];12;25) + 8 - WEEKDAY(DATE([.$A$1];12;25)) - 7 * 5;  DATE([.$A$1]-1;9;22); DATE([.$A$1];9;22))" office:value-type="date" office:date-value="2022-09-22" calcext:value-type="date">
            <text:p>09/22/22</text:p>
          </table:table-cell>
          <table:table-cell table:style-name="ce29" office:value-type="string" calcext:value-type="string">
            <text:p>September 22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lff2018-philander-ch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3)&gt;=DATE([.$A$1];12;25) + 8 - WEEKDAY(DATE([.$A$1];12;25)) - 7 * 5;  DATE([.$A$1]-1;9;23); DATE([.$A$1];9;23))" office:value-type="date" office:date-value="2022-09-23" calcext:value-type="date">
            <text:p>09/23/22</text:p>
          </table:table-cell>
          <table:table-cell table:style-name="ce29" office:value-type="string" calcext:value-type="string">
            <text:p>September 23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lff2018-thecla-of-iconi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4)&gt;=DATE([.$A$1];12;25) + 8 - WEEKDAY(DATE([.$A$1];12;25)) - 7 * 5;  DATE([.$A$1]-1;9;24); DATE([.$A$1];9;24))" office:value-type="date" office:date-value="2022-09-24" calcext:value-type="date">
            <text:p>09/24/22</text:p>
          </table:table-cell>
          <table:table-cell table:style-name="ce29" office:value-type="string" calcext:value-type="string">
            <text:p>September 24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lff2018-anna-ellison-butler-alexan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5)&gt;=DATE([.$A$1];12;25) + 8 - WEEKDAY(DATE([.$A$1];12;25)) - 7 * 5;  DATE([.$A$1]-1;9;25); DATE([.$A$1];9;25))" office:value-type="date" office:date-value="2022-09-25" calcext:value-type="date">
            <text:p>09/25/22</text:p>
          </table:table-cell>
          <table:table-cell table:style-name="ce29" office:value-type="string" calcext:value-type="string">
            <text:p>September 25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lff2018-sergius-of-radonez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6)&gt;=DATE([.$A$1];12;25) + 8 - WEEKDAY(DATE([.$A$1];12;25)) - 7 * 5;  DATE([.$A$1]-1;9;26); DATE([.$A$1];9;26))" office:value-type="date" office:date-value="2022-09-26" calcext:value-type="date">
            <text:p>09/26/22</text:p>
          </table:table-cell>
          <table:table-cell table:style-name="ce29" office:value-type="string" calcext:value-type="string">
            <text:p>September 2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ff2018-lancelot-andrew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7)&gt;=DATE([.$A$1];12;25) + 8 - WEEKDAY(DATE([.$A$1];12;25)) - 7 * 5;  DATE([.$A$1]-1;9;27); DATE([.$A$1];9;27))" office:value-type="date" office:date-value="2022-09-27" calcext:value-type="date">
            <text:p>09/27/22</text:p>
          </table:table-cell>
          <table:table-cell table:style-name="ce29" office:value-type="string" calcext:value-type="string">
            <text:p>September 27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lff2018-euphrosy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8)&gt;=DATE([.$A$1];12;25) + 8 - WEEKDAY(DATE([.$A$1];12;25)) - 7 * 5;  DATE([.$A$1]-1;9;28); DATE([.$A$1];9;28))" office:value-type="date" office:date-value="2022-09-28" calcext:value-type="date">
            <text:p>09/28/22</text:p>
          </table:table-cell>
          <table:table-cell table:style-name="ce29" office:value-type="string" calcext:value-type="string">
            <text:p>September 28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lff2018-pau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9)&gt;=DATE([.$A$1];12;25) + 8 - WEEKDAY(DATE([.$A$1];12;25)) - 7 * 5;  DATE([.$A$1]-1;9;29); DATE([.$A$1];9;29))" office:value-type="date" office:date-value="2022-09-29" calcext:value-type="date">
            <text:p>09/29/22</text:p>
          </table:table-cell>
          <table:table-cell table:style-name="ce29" office:value-type="string" calcext:value-type="string">
            <text:p>September 29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lff2018-saint-michael-and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30)&gt;=DATE([.$A$1];12;25) + 8 - WEEKDAY(DATE([.$A$1];12;25)) - 7 * 5;  DATE([.$A$1]-1;9;30); DATE([.$A$1];9;30))" office:value-type="date" office:date-value="2022-09-30" calcext:value-type="date">
            <text:p>09/30/22</text:p>
          </table:table-cell>
          <table:table-cell table:style-name="ce29" office:value-type="string" calcext:value-type="string">
            <text:p>September 30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string" calcext:value-type="string">
            <text:p>lff2018-je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lff2018-remigius-of-rhei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lff2018-therese-of-lisie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3)&gt;=DATE([.$A$1];12;25) + 8 - WEEKDAY(DATE([.$A$1];12;25)) - 7 * 5;  DATE([.$A$1]-1;10;3); DATE([.$A$1];10;3))" office:value-type="date" office:date-value="2022-10-03" calcext:value-type="date">
            <text:p>10/03/22</text:p>
          </table:table-cell>
          <table:table-cell table:style-name="ce29" office:value-type="string" calcext:value-type="string">
            <text:p>October 3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lff2018-john-raleigh-mot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4)&gt;=DATE([.$A$1];12;25) + 8 - WEEKDAY(DATE([.$A$1];12;25)) - 7 * 5;  DATE([.$A$1]-1;10;4); DATE([.$A$1];10;4))" office:value-type="date" office:date-value="2022-10-04" calcext:value-type="date">
            <text:p>10/04/22</text:p>
          </table:table-cell>
          <table:table-cell table:style-name="ce29" office:value-type="string" calcext:value-type="string">
            <text:p>October 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lff2018-francis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6)&gt;=DATE([.$A$1];12;25) + 8 - WEEKDAY(DATE([.$A$1];12;25)) - 7 * 5;  DATE([.$A$1]-1;10;6); DATE([.$A$1];10;6))" office:value-type="date" office:date-value="2022-10-06" calcext:value-type="date">
            <text:p>10/06/22</text:p>
          </table:table-cell>
          <table:table-cell table:style-name="ce29" office:value-type="string" calcext:value-type="string">
            <text:p>October 6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lff2018-william-tynd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7)&gt;=DATE([.$A$1];12;25) + 8 - WEEKDAY(DATE([.$A$1];12;25)) - 7 * 5;  DATE([.$A$1]-1;10;7); DATE([.$A$1];10;7))" office:value-type="date" office:date-value="2022-10-07" calcext:value-type="date">
            <text:p>10/07/22</text:p>
          </table:table-cell>
          <table:table-cell table:style-name="ce29" office:value-type="string" calcext:value-type="string">
            <text:p>October 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lff2018-birgitta-of-swed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9)&gt;=DATE([.$A$1];12;25) + 8 - WEEKDAY(DATE([.$A$1];12;25)) - 7 * 5;  DATE([.$A$1]-1;10;9); DATE([.$A$1];10;9))" office:value-type="date" office:date-value="2022-10-09" calcext:value-type="date">
            <text:p>10/09/22</text:p>
          </table:table-cell>
          <table:table-cell table:style-name="ce29" office:value-type="string" calcext:value-type="string">
            <text:p>October 9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lff2018-robert-grossetes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0)&gt;=DATE([.$A$1];12;25) + 8 - WEEKDAY(DATE([.$A$1];12;25)) - 7 * 5;  DATE([.$A$1]-1;10;10); DATE([.$A$1];10;10))" office:value-type="date" office:date-value="2022-10-10" calcext:value-type="date">
            <text:p>10/10/22</text:p>
          </table:table-cell>
          <table:table-cell table:style-name="ce29" office:value-type="string" calcext:value-type="string">
            <text:p>October 10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string" calcext:value-type="string">
            <text:p>lff2018-vida-dutton-scud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1)&gt;=DATE([.$A$1];12;25) + 8 - WEEKDAY(DATE([.$A$1];12;25)) - 7 * 5;  DATE([.$A$1]-1;10;11); DATE([.$A$1];10;11))" office:value-type="date" office:date-value="2022-10-11" calcext:value-type="date">
            <text:p>10/11/22</text:p>
          </table:table-cell>
          <table:table-cell table:style-name="ce29" office:value-type="string" calcext:value-type="string">
            <text:p>October 11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string" calcext:value-type="string">
            <text:p>lff2018-philip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2)&gt;=DATE([.$A$1];12;25) + 8 - WEEKDAY(DATE([.$A$1];12;25)) - 7 * 5;  DATE([.$A$1]-1;10;12); DATE([.$A$1];10;12))" office:value-type="date" office:date-value="2022-10-12" calcext:value-type="date">
            <text:p>10/12/22</text:p>
          </table:table-cell>
          <table:table-cell table:style-name="ce29" office:value-type="string" calcext:value-type="string">
            <text:p>October 12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string" calcext:value-type="string">
            <text:p>lff2018-edith-cav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4)&gt;=DATE([.$A$1];12;25) + 8 - WEEKDAY(DATE([.$A$1];12;25)) - 7 * 5;  DATE([.$A$1]-1;10;14); DATE([.$A$1];10;14))" office:value-type="date" office:date-value="2022-10-14" calcext:value-type="date">
            <text:p>10/14/22</text:p>
          </table:table-cell>
          <table:table-cell table:style-name="ce29" office:value-type="string" calcext:value-type="string">
            <text:p>October 14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lff2018-samuel-isaac-joseph-schereschewsk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5)&gt;=DATE([.$A$1];12;25) + 8 - WEEKDAY(DATE([.$A$1];12;25)) - 7 * 5;  DATE([.$A$1]-1;10;15); DATE([.$A$1];10;15))" office:value-type="date" office:date-value="2022-10-15" calcext:value-type="date">
            <text:p>10/15/22</text:p>
          </table:table-cell>
          <table:table-cell table:style-name="ce29" office:value-type="string" calcext:value-type="string">
            <text:p>October 15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lff2018-teresa-of-avi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6)&gt;=DATE([.$A$1];12;25) + 8 - WEEKDAY(DATE([.$A$1];12;25)) - 7 * 5;  DATE([.$A$1]-1;10;16); DATE([.$A$1];10;16))" office:value-type="date" office:date-value="2022-10-16" calcext:value-type="date">
            <text:p>10/16/22</text:p>
          </table:table-cell>
          <table:table-cell table:style-name="ce29" office:value-type="string" calcext:value-type="string">
            <text:p>October 16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lff2018-hugh-latim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7)&gt;=DATE([.$A$1];12;25) + 8 - WEEKDAY(DATE([.$A$1];12;25)) - 7 * 5;  DATE([.$A$1]-1;10;17); DATE([.$A$1];10;17))" office:value-type="date" office:date-value="2022-10-17" calcext:value-type="date">
            <text:p>10/17/22</text:p>
          </table:table-cell>
          <table:table-cell table:style-name="ce29" office:value-type="string" calcext:value-type="string">
            <text:p>October 17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string" calcext:value-type="string">
            <text:p>lff2018-ignatius-of-antio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8)&gt;=DATE([.$A$1];12;25) + 8 - WEEKDAY(DATE([.$A$1];12;25)) - 7 * 5;  DATE([.$A$1]-1;10;18); DATE([.$A$1];10;18))" office:value-type="date" office:date-value="2022-10-18" calcext:value-type="date">
            <text:p>10/18/22</text:p>
          </table:table-cell>
          <table:table-cell table:style-name="ce29" office:value-type="string" calcext:value-type="string">
            <text:p>October 18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lff2018-saint-luke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9)&gt;=DATE([.$A$1];12;25) + 8 - WEEKDAY(DATE([.$A$1];12;25)) - 7 * 5;  DATE([.$A$1]-1;10;19); DATE([.$A$1];10;19))" office:value-type="date" office:date-value="2022-10-19" calcext:value-type="date">
            <text:p>10/19/22</text:p>
          </table:table-cell>
          <table:table-cell table:style-name="ce29" office:value-type="string" calcext:value-type="string">
            <text:p>October 19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lff2018-henry-mart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3)&gt;=DATE([.$A$1];12;25) + 8 - WEEKDAY(DATE([.$A$1];12;25)) - 7 * 5;  DATE([.$A$1]-1;10;23); DATE([.$A$1];10;23))" office:value-type="date" office:date-value="2022-10-23" calcext:value-type="date">
            <text:p>10/23/22</text:p>
          </table:table-cell>
          <table:table-cell table:style-name="ce29" office:value-type="string" calcext:value-type="string">
            <text:p>October 23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string" calcext:value-type="string">
            <text:p>lff2018-sain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5)&gt;=DATE([.$A$1];12;25) + 8 - WEEKDAY(DATE([.$A$1];12;25)) - 7 * 5;  DATE([.$A$1]-1;10;25); DATE([.$A$1];10;25))" office:value-type="date" office:date-value="2022-10-25" calcext:value-type="date">
            <text:p>10/25/22</text:p>
          </table:table-cell>
          <table:table-cell table:style-name="ce29" office:value-type="string" calcext:value-type="string">
            <text:p>October 2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lff2018-tab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6)&gt;=DATE([.$A$1];12;25) + 8 - WEEKDAY(DATE([.$A$1];12;25)) - 7 * 5;  DATE([.$A$1]-1;10;26); DATE([.$A$1];10;26))" office:value-type="date" office:date-value="2022-10-26" calcext:value-type="date">
            <text:p>10/26/22</text:p>
          </table:table-cell>
          <table:table-cell table:style-name="ce29" office:value-type="string" calcext:value-type="string">
            <text:p>October 26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lff2018-alf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8)&gt;=DATE([.$A$1];12;25) + 8 - WEEKDAY(DATE([.$A$1];12;25)) - 7 * 5;  DATE([.$A$1]-1;10;28); DATE([.$A$1];10;28))" office:value-type="date" office:date-value="2022-10-28" calcext:value-type="date">
            <text:p>10/28/22</text:p>
          </table:table-cell>
          <table:table-cell table:style-name="ce29" office:value-type="string" calcext:value-type="string">
            <text:p>October 2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lff2018-saint-simon-and-sain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9)&gt;=DATE([.$A$1];12;25) + 8 - WEEKDAY(DATE([.$A$1];12;25)) - 7 * 5;  DATE([.$A$1]-1;10;29); DATE([.$A$1];10;29))" office:value-type="date" office:date-value="2022-10-29" calcext:value-type="date">
            <text:p>10/29/22</text:p>
          </table:table-cell>
          <table:table-cell table:style-name="ce29" office:value-type="string" calcext:value-type="string">
            <text:p>October 29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lff2018-james-hann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30)&gt;=DATE([.$A$1];12;25) + 8 - WEEKDAY(DATE([.$A$1];12;25)) - 7 * 5;  DATE([.$A$1]-1;10;30); DATE([.$A$1];10;30))" office:value-type="date" office:date-value="2022-10-30" calcext:value-type="date">
            <text:p>10/30/22</text:p>
          </table:table-cell>
          <table:table-cell table:style-name="ce29" office:value-type="string" calcext:value-type="string">
            <text:p>October 30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lff2018-maryam-of-qidu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)&gt;=DATE([.$A$1];12;25) + 8 - WEEKDAY(DATE([.$A$1];12;25)) - 7 * 5;  DATE([.$A$1]-1;11;1); DATE([.$A$1];11;1)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lff2018-all-sai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)&gt;=DATE([.$A$1];12;25) + 8 - WEEKDAY(DATE([.$A$1];12;25)) - 7 * 5;  DATE([.$A$1]-1;11;2); DATE([.$A$1];11;2))" office:value-type="date" office:date-value="2022-11-02" calcext:value-type="date">
            <text:p>11/02/22</text:p>
          </table:table-cell>
          <table:table-cell table:style-name="ce29" office:value-type="string" calcext:value-type="string">
            <text:p>November 2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lff2018-all-sou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3)&gt;=DATE([.$A$1];12;25) + 8 - WEEKDAY(DATE([.$A$1];12;25)) - 7 * 5;  DATE([.$A$1]-1;11;3); DATE([.$A$1];11;3))" office:value-type="date" office:date-value="2022-11-03" calcext:value-type="date">
            <text:p>11/03/22</text:p>
          </table:table-cell>
          <table:table-cell table:style-name="ce29" office:value-type="string" calcext:value-type="string">
            <text:p>November 3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lff2018-richard-hook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6)&gt;=DATE([.$A$1];12;25) + 8 - WEEKDAY(DATE([.$A$1];12;25)) - 7 * 5;  DATE([.$A$1]-1;11;6); DATE([.$A$1];11;6))" office:value-type="date" office:date-value="2022-11-06" calcext:value-type="date">
            <text:p>11/06/22</text:p>
          </table:table-cell>
          <table:table-cell table:style-name="ce29" office:value-type="string" calcext:value-type="string">
            <text:p>November 6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lff2018-william-tem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7)&gt;=DATE([.$A$1];12;25) + 8 - WEEKDAY(DATE([.$A$1];12;25)) - 7 * 5;  DATE([.$A$1]-1;11;7); DATE([.$A$1];11;7))" office:value-type="date" office:date-value="2022-11-07" calcext:value-type="date">
            <text:p>11/07/22</text:p>
          </table:table-cell>
          <table:table-cell table:style-name="ce29" office:value-type="string" calcext:value-type="string">
            <text:p>November 7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lff2018-willibro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8)&gt;=DATE([.$A$1];12;25) + 8 - WEEKDAY(DATE([.$A$1];12;25)) - 7 * 5;  DATE([.$A$1]-1;11;8); DATE([.$A$1];11;8))" office:value-type="date" office:date-value="2022-11-08" calcext:value-type="date">
            <text:p>11/08/22</text:p>
          </table:table-cell>
          <table:table-cell table:style-name="ce29" office:value-type="string" calcext:value-type="string">
            <text:p>November 8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lff2018-ammoni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9)&gt;=DATE([.$A$1];12;25) + 8 - WEEKDAY(DATE([.$A$1];12;25)) - 7 * 5;  DATE([.$A$1]-1;11;9); DATE([.$A$1];11;9))" office:value-type="date" office:date-value="2022-11-09" calcext:value-type="date">
            <text:p>11/09/22</text:p>
          </table:table-cell>
          <table:table-cell table:style-name="ce29" office:value-type="string" calcext:value-type="string">
            <text:p>November 9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lff2018-richard-rol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0)&gt;=DATE([.$A$1];12;25) + 8 - WEEKDAY(DATE([.$A$1];12;25)) - 7 * 5;  DATE([.$A$1]-1;11;10); DATE([.$A$1];11;10))" office:value-type="date" office:date-value="2022-11-10" calcext:value-type="date">
            <text:p>11/10/22</text:p>
          </table:table-cell>
          <table:table-cell table:style-name="ce29" office:value-type="string" calcext:value-type="string">
            <text:p>November 10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lff2018-leo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1)&gt;=DATE([.$A$1];12;25) + 8 - WEEKDAY(DATE([.$A$1];12;25)) - 7 * 5;  DATE([.$A$1]-1;11;11); DATE([.$A$1];11;11))" office:value-type="date" office:date-value="2022-11-11" calcext:value-type="date">
            <text:p>11/11/22</text:p>
          </table:table-cell>
          <table:table-cell table:style-name="ce29" office:value-type="string" calcext:value-type="string">
            <text:p>November 11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lff2018-martin-of-tou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2)&gt;=DATE([.$A$1];12;25) + 8 - WEEKDAY(DATE([.$A$1];12;25)) - 7 * 5;  DATE([.$A$1]-1;11;12); DATE([.$A$1];11;12))" office:value-type="date" office:date-value="2022-11-12" calcext:value-type="date">
            <text:p>11/12/22</text:p>
          </table:table-cell>
          <table:table-cell table:style-name="ce29" office:value-type="string" calcext:value-type="string">
            <text:p>November 12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lff2018-charles-sime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4)&gt;=DATE([.$A$1];12;25) + 8 - WEEKDAY(DATE([.$A$1];12;25)) - 7 * 5;  DATE([.$A$1]-1;11;14); DATE([.$A$1];11;14))" office:value-type="date" office:date-value="2022-11-14" calcext:value-type="date">
            <text:p>11/14/22</text:p>
          </table:table-cell>
          <table:table-cell table:style-name="ce29" office:value-type="string" calcext:value-type="string">
            <text:p>November 14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lff2018-consecration-of-samuel-seabu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5)&gt;=DATE([.$A$1];12;25) + 8 - WEEKDAY(DATE([.$A$1];12;25)) - 7 * 5;  DATE([.$A$1]-1;11;15); DATE([.$A$1];11;15))" office:value-type="date" office:date-value="2022-11-15" calcext:value-type="date">
            <text:p>11/15/22</text:p>
          </table:table-cell>
          <table:table-cell table:style-name="ce29" office:value-type="string" calcext:value-type="string">
            <text:p>November 15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lff2018-herman-of-alask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6)&gt;=DATE([.$A$1];12;25) + 8 - WEEKDAY(DATE([.$A$1];12;25)) - 7 * 5;  DATE([.$A$1]-1;11;16); DATE([.$A$1];11;16))" office:value-type="date" office:date-value="2022-11-16" calcext:value-type="date">
            <text:p>11/16/22</text:p>
          </table:table-cell>
          <table:table-cell table:style-name="ce29" office:value-type="string" calcext:value-type="string">
            <text:p>November 16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lff2018-margaret-of-scot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7)&gt;=DATE([.$A$1];12;25) + 8 - WEEKDAY(DATE([.$A$1];12;25)) - 7 * 5;  DATE([.$A$1]-1;11;17); DATE([.$A$1];11;17))" office:value-type="date" office:date-value="2022-11-17" calcext:value-type="date">
            <text:p>11/17/22</text:p>
          </table:table-cell>
          <table:table-cell table:style-name="ce29" office:value-type="string" calcext:value-type="string">
            <text:p>November 17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lff2018-hugh-of-lincol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8)&gt;=DATE([.$A$1];12;25) + 8 - WEEKDAY(DATE([.$A$1];12;25)) - 7 * 5;  DATE([.$A$1]-1;11;18); DATE([.$A$1];11;18))" office:value-type="date" office:date-value="2022-11-18" calcext:value-type="date">
            <text:p>11/18/22</text:p>
          </table:table-cell>
          <table:table-cell table:style-name="ce29" office:value-type="string" calcext:value-type="string">
            <text:p>November 18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lff2018-hilda-of-whitb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9)&gt;=DATE([.$A$1];12;25) + 8 - WEEKDAY(DATE([.$A$1];12;25)) - 7 * 5;  DATE([.$A$1]-1;11;19); DATE([.$A$1];11;19))" office:value-type="date" office:date-value="2022-11-19" calcext:value-type="date">
            <text:p>11/19/22</text:p>
          </table:table-cell>
          <table:table-cell table:style-name="ce29" office:value-type="string" calcext:value-type="string">
            <text:p>November 19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lff2018-elizabeth-of-hung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0)&gt;=DATE([.$A$1];12;25) + 8 - WEEKDAY(DATE([.$A$1];12;25)) - 7 * 5;  DATE([.$A$1]-1;11;20); DATE([.$A$1];11;20))" office:value-type="date" office:date-value="2022-11-20" calcext:value-type="date">
            <text:p>11/20/22</text:p>
          </table:table-cell>
          <table:table-cell table:style-name="ce29" office:value-type="string" calcext:value-type="string">
            <text:p>November 20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lff2018-edmu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1)&gt;=DATE([.$A$1];12;25) + 8 - WEEKDAY(DATE([.$A$1];12;25)) - 7 * 5;  DATE([.$A$1]-1;11;21); DATE([.$A$1];11;21))" office:value-type="date" office:date-value="2022-11-21" calcext:value-type="date">
            <text:p>11/21/22</text:p>
          </table:table-cell>
          <table:table-cell table:style-name="ce29" office:value-type="string" calcext:value-type="string">
            <text:p>November 21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lff2018-mechthilde-of-hackebor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2)&gt;=DATE([.$A$1];12;25) + 8 - WEEKDAY(DATE([.$A$1];12;25)) - 7 * 5;  DATE([.$A$1]-1;11;22); DATE([.$A$1];11;22))" office:value-type="date" office:date-value="2022-11-22" calcext:value-type="date">
            <text:p>11/22/22</text:p>
          </table:table-cell>
          <table:table-cell table:style-name="ce29" office:value-type="string" calcext:value-type="string">
            <text:p>November 22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lff2018-clive-staples-lew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3)&gt;=DATE([.$A$1];12;25) + 8 - WEEKDAY(DATE([.$A$1];12;25)) - 7 * 5;  DATE([.$A$1]-1;11;23); DATE([.$A$1];11;23))" office:value-type="date" office:date-value="2022-11-23" calcext:value-type="date">
            <text:p>11/23/22</text:p>
          </table:table-cell>
          <table:table-cell table:style-name="ce29" office:value-type="string" calcext:value-type="string">
            <text:p>November 23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lff2018-clement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4)&gt;=DATE([.$A$1];12;25) + 8 - WEEKDAY(DATE([.$A$1];12;25)) - 7 * 5;  DATE([.$A$1]-1;11;24); DATE([.$A$1];11;24))" office:value-type="date" office:date-value="2022-11-24" calcext:value-type="date">
            <text:p>11/24/22</text:p>
          </table:table-cell>
          <table:table-cell table:style-name="ce29" office:value-type="string" calcext:value-type="string">
            <text:p>November 24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string" calcext:value-type="string">
            <text:p>lff2018-catherine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5)&gt;=DATE([.$A$1];12;25) + 8 - WEEKDAY(DATE([.$A$1];12;25)) - 7 * 5;  DATE([.$A$1]-1;11;25); DATE([.$A$1];11;25))" office:value-type="date" office:date-value="2022-11-25" calcext:value-type="date">
            <text:p>11/25/22</text:p>
          </table:table-cell>
          <table:table-cell table:style-name="ce29" office:value-type="string" calcext:value-type="string">
            <text:p>November 25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lff2018-james-otis-sargent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8)&gt;=DATE([.$A$1];12;25) + 8 - WEEKDAY(DATE([.$A$1];12;25)) - 7 * 5;  DATE([.$A$1]-1;11;28); DATE([.$A$1];11;28))" office:value-type="date" office:date-value="2021-11-28" calcext:value-type="date">
            <text:p>11/28/21</text:p>
          </table:table-cell>
          <table:table-cell table:style-name="ce29" office:value-type="string" calcext:value-type="string">
            <text:p>November 28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lff2018-kamehame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30)&gt;=DATE([.$A$1];12;25) + 8 - WEEKDAY(DATE([.$A$1];12;25)) - 7 * 5;  DATE([.$A$1]-1;11;30); DATE([.$A$1];11;30))" office:value-type="date" office:date-value="2021-11-30" calcext:value-type="date">
            <text:p>11/30/21</text:p>
          </table:table-cell>
          <table:table-cell table:style-name="ce29" office:value-type="string" calcext:value-type="string">
            <text:p>November 3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lff2018-saint-andr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lff2018-nicholas-ferr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lff2018-charles-de-foucau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)&gt;=DATE([.$A$1];12;25) + 8 - WEEKDAY(DATE([.$A$1];12;25)) - 7 * 5;  DATE([.$A$1]-1;12;2); DATE([.$A$1];12;2))" office:value-type="date" office:date-value="2021-12-02" calcext:value-type="date">
            <text:p>12/02/21</text:p>
          </table:table-cell>
          <table:table-cell table:style-name="ce29" office:value-type="string" calcext:value-type="string">
            <text:p>December 2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lff2018-channing-moore-willia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3)&gt;=DATE([.$A$1];12;25) + 8 - WEEKDAY(DATE([.$A$1];12;25)) - 7 * 5;  DATE([.$A$1]-1;12;3); DATE([.$A$1];12;3))" office:value-type="date" office:date-value="2021-12-03" calcext:value-type="date">
            <text:p>12/03/21</text:p>
          </table:table-cell>
          <table:table-cell table:style-name="ce29" office:value-type="string" calcext:value-type="string">
            <text:p>December 3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lff2018-francis-xavi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4)&gt;=DATE([.$A$1];12;25) + 8 - WEEKDAY(DATE([.$A$1];12;25)) - 7 * 5;  DATE([.$A$1]-1;12;4); DATE([.$A$1];12;4))" office:value-type="date" office:date-value="2021-12-04" calcext:value-type="date">
            <text:p>12/04/21</text:p>
          </table:table-cell>
          <table:table-cell table:style-name="ce29" office:value-type="string" calcext:value-type="string">
            <text:p>December 4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lff2018-john-of-damasc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5)&gt;=DATE([.$A$1];12;25) + 8 - WEEKDAY(DATE([.$A$1];12;25)) - 7 * 5;  DATE([.$A$1]-1;12;5); DATE([.$A$1];12;5))" office:value-type="date" office:date-value="2021-12-05" calcext:value-type="date">
            <text:p>12/05/21</text:p>
          </table:table-cell>
          <table:table-cell table:style-name="ce29" office:value-type="string" calcext:value-type="string">
            <text:p>December 5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lff2018-clement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6)&gt;=DATE([.$A$1];12;25) + 8 - WEEKDAY(DATE([.$A$1];12;25)) - 7 * 5;  DATE([.$A$1]-1;12;6); DATE([.$A$1];12;6))" office:value-type="date" office:date-value="2021-12-06" calcext:value-type="date">
            <text:p>12/06/21</text:p>
          </table:table-cell>
          <table:table-cell table:style-name="ce29" office:value-type="string" calcext:value-type="string">
            <text:p>December 6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lff2018-nicholas-of-my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7)&gt;=DATE([.$A$1];12;25) + 8 - WEEKDAY(DATE([.$A$1];12;25)) - 7 * 5;  DATE([.$A$1]-1;12;7); DATE([.$A$1];12;7))" office:value-type="date" office:date-value="2021-12-07" calcext:value-type="date">
            <text:p>12/07/21</text:p>
          </table:table-cell>
          <table:table-cell table:style-name="ce29" office:value-type="string" calcext:value-type="string">
            <text:p>December 7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lff2018-ambrose-of-mil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2)&gt;=DATE([.$A$1];12;25) + 8 - WEEKDAY(DATE([.$A$1];12;25)) - 7 * 5;  DATE([.$A$1]-1;12;12); DATE([.$A$1];12;12))" office:value-type="date" office:date-value="2021-12-12" calcext:value-type="date">
            <text:p>12/12/21</text:p>
          </table:table-cell>
          <table:table-cell table:style-name="ce29" office:value-type="string" calcext:value-type="string">
            <text:p>December 12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lff2018-francis-de-s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3)&gt;=DATE([.$A$1];12;25) + 8 - WEEKDAY(DATE([.$A$1];12;25)) - 7 * 5;  DATE([.$A$1]-1;12;13); DATE([.$A$1];12;13))" office:value-type="date" office:date-value="2021-12-13" calcext:value-type="date">
            <text:p>12/13/21</text:p>
          </table:table-cell>
          <table:table-cell table:style-name="ce29" office:value-type="string" calcext:value-type="string">
            <text:p>December 13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lff2018-lucy-of-syracu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4)&gt;=DATE([.$A$1];12;25) + 8 - WEEKDAY(DATE([.$A$1];12;25)) - 7 * 5;  DATE([.$A$1]-1;12;14); DATE([.$A$1];12;14))" office:value-type="date" office:date-value="2021-12-14" calcext:value-type="date">
            <text:p>12/14/21</text:p>
          </table:table-cell>
          <table:table-cell table:style-name="ce29" office:value-type="string" calcext:value-type="string">
            <text:p>December 14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string" calcext:value-type="string">
            <text:p>lff2018-john-of-the-cro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5)&gt;=DATE([.$A$1];12;25) + 8 - WEEKDAY(DATE([.$A$1];12;25)) - 7 * 5;  DATE([.$A$1]-1;12;15); DATE([.$A$1];12;15))" office:value-type="date" office:date-value="2021-12-15" calcext:value-type="date">
            <text:p>12/15/21</text:p>
          </table:table-cell>
          <table:table-cell table:style-name="ce29" office:value-type="string" calcext:value-type="string">
            <text:p>December 15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string" calcext:value-type="string">
            <text:p>lff2018-nino-of-georg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7)&gt;=DATE([.$A$1];12;25) + 8 - WEEKDAY(DATE([.$A$1];12;25)) - 7 * 5;  DATE([.$A$1]-1;12;17); DATE([.$A$1];12;17))" office:value-type="date" office:date-value="2021-12-17" calcext:value-type="date">
            <text:p>12/17/21</text:p>
          </table:table-cell>
          <table:table-cell table:style-name="ce29" office:value-type="string" calcext:value-type="string">
            <text:p>December 17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string" calcext:value-type="string">
            <text:p>lff2018-dorothy-l-say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0)&gt;=DATE([.$A$1];12;25) + 8 - WEEKDAY(DATE([.$A$1];12;25)) - 7 * 5;  DATE([.$A$1]-1;12;20); DATE([.$A$1];12;20))" office:value-type="date" office:date-value="2021-12-20" calcext:value-type="date">
            <text:p>12/20/21</text:p>
          </table:table-cell>
          <table:table-cell table:style-name="ce29" office:value-type="string" calcext:value-type="string">
            <text:p>December 20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lff2018-katharina-von-b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1)&gt;=DATE([.$A$1];12;25) + 8 - WEEKDAY(DATE([.$A$1];12;25)) - 7 * 5;  DATE([.$A$1]-1;12;21); DATE([.$A$1];12;21))" office:value-type="date" office:date-value="2021-12-21" calcext:value-type="date">
            <text:p>12/21/21</text:p>
          </table:table-cell>
          <table:table-cell table:style-name="ce29" office:value-type="string" calcext:value-type="string">
            <text:p>December 21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lff2018-saint-thom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5)&gt;=DATE([.$A$1];12;25) + 8 - WEEKDAY(DATE([.$A$1];12;25)) - 7 * 5;  DATE([.$A$1]-1;12;25); DATE([.$A$1];12;25)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lff2018-nativity-of-our-lord-jesus-chr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6)&gt;=DATE([.$A$1];12;25) + 8 - WEEKDAY(DATE([.$A$1];12;25)) - 7 * 5;  DATE([.$A$1]-1;12;26); DATE([.$A$1];12;26))" office:value-type="date" office:date-value="2021-12-26" calcext:value-type="date">
            <text:p>12/26/21</text:p>
          </table:table-cell>
          <table:table-cell table:style-name="ce29" office:value-type="string" calcext:value-type="string">
            <text:p>December 26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lff2018-sain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7)&gt;=DATE([.$A$1];12;25) + 8 - WEEKDAY(DATE([.$A$1];12;25)) - 7 * 5;  DATE([.$A$1]-1;12;27); DATE([.$A$1];12;27))" office:value-type="date" office:date-value="2021-12-27" calcext:value-type="date">
            <text:p>12/27/21</text:p>
          </table:table-cell>
          <table:table-cell table:style-name="ce29" office:value-type="string" calcext:value-type="string">
            <text:p>December 27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lff2018-sain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8)&gt;=DATE([.$A$1];12;25) + 8 - WEEKDAY(DATE([.$A$1];12;25)) - 7 * 5;  DATE([.$A$1]-1;12;28); DATE([.$A$1];12;28))" office:value-type="date" office:date-value="2021-12-28" calcext:value-type="date">
            <text:p>12/28/21</text:p>
          </table:table-cell>
          <table:table-cell table:style-name="ce29" office:value-type="string" calcext:value-type="string">
            <text:p>December 28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lff2018-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9)&gt;=DATE([.$A$1];12;25) + 8 - WEEKDAY(DATE([.$A$1];12;25)) - 7 * 5;  DATE([.$A$1]-1;12;29); DATE([.$A$1];12;29))" office:value-type="date" office:date-value="2021-12-29" calcext:value-type="date">
            <text:p>12/29/21</text:p>
          </table:table-cell>
          <table:table-cell table:style-name="ce29" office:value-type="string" calcext:value-type="string">
            <text:p>December 29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lff2018-thomas-beck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31)&gt;=DATE([.$A$1];12;25) + 8 - WEEKDAY(DATE([.$A$1];12;25)) - 7 * 5;  DATE([.$A$1]-1;12;31); DATE([.$A$1];12;31))" office:value-type="date" office:date-value="2021-12-31" calcext:value-type="date">
            <text:p>12/31/21</text:p>
          </table:table-cell>
          <table:table-cell table:style-name="ce29" office:value-type="string" calcext:value-type="string">
            <text:p>December 31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lff2018-frances-joseph-g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9" calcext:value-type="float">
            <text:p>9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table:number-columns-repeated="2"/>
          <table:table-cell table:style-name="ce14"/>
          <table:table-cell table:style-name="ce14" office:value-type="string" calcext:value-type="string">
            <text:p>he/palmsunday/palms/c</text:p>
          </table:table-cell>
          <table:table-cell table:style-name="ce14" office:value-type="string" calcext:value-type="string">
            <text:p>##### If there is no procession, the service continues with the [liturgy of the word](/archive/2022/palm-sunday-liturgy-of-the-word/).</text:p>
          </table:table-cell>
          <table:table-cell table:style-name="ce14"/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table:style-name="ce14" office:value-type="string" calcext:value-type="string">
            <text:p>## The service continues with the [liturgy of the word](/archive/2022/palm-sunday-liturgy-of-the-word/).</text:p>
          </table:table-cell>
          <table:table-cell table:style-name="ce14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 table:number-rows-repeated="5">
          <table:table-cell table:number-columns-repeated="2"/>
          <table:table-cell table:style-name="ce29"/>
          <table:table-cell table:number-columns-repeated="1021"/>
        </table:table-row>
        <table:table-row table:style-name="ro1" table:number-rows-repeated="2">
          <table:table-cell/>
          <table:table-cell table:style-name="ce29"/>
          <table:table-cell table:number-columns-repeated="1022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1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>
          <table:table-cell table:style-name="ce28"/>
          <table:table-cell table:style-name="ce14" table:number-columns-repeated="4"/>
          <table:table-cell table:number-columns-repeated="2"/>
          <table:table-cell table:style-name="ce14"/>
          <table:table-cell table:number-columns-repeated="1016"/>
        </table:table-row>
        <table:table-row table:style-name="ro1" table:number-rows-repeated="10481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BE357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4-26">00/00/0000</text:date></text:span><text:span text:style-name="MT1">, </text:span><text:span text:style-name="MT1"><text:time style:data-style-name="N2" text:time-value="15:47:22.259439729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4-26T16:06:02.810157310</dc:date>
    <meta:generator>LibreOffice/6.4.7.2$Linux_X86_64 LibreOffice_project/40$Build-2</meta:generator>
    <meta:editing-duration>P4DT21H30M1S</meta:editing-duration>
    <meta:editing-cycles>398</meta:editing-cycles>
    <meta:document-statistic meta:table-count="4" meta:cell-count="18196" meta:object-count="0"/>
    <meta:user-defined meta:name="AppVersion">16.0300</meta:user-defined>
  </office:meta>
</office:document-meta>
</file>